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26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4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3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8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9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59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6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8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2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1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8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9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4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50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5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77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65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68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79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96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20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17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59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12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3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45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7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1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51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5.00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3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4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6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8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2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2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1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7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25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36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72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9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7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6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0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2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61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6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9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0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42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2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94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3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02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3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61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2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53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7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81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91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5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6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5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58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33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1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5.09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5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44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90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0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58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7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5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39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46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8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5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5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52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46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3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2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2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61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8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51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6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68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91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86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09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37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9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6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02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4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84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2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64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62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08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88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60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0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10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0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8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78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2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71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7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47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8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0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79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49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5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38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8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6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7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1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1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0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5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7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2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5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8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0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4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Calibri1" fo:font-size="24pt" style:font-size-asian="24pt" style:font-name-complex="Calibri1" style:font-size-complex="24pt"/>
    </style:style>
    <style:style style:name="T2" style:family="text">
      <style:text-properties fo:color="#0000ff" style:font-name="Calibri1" fo:font-size="10.6000003814697pt" style:font-size-asian="10.6000003814697pt" style:font-name-complex="Calibri1" style:font-size-complex="10.6000003814697pt"/>
    </style:style>
    <style:style style:name="T3" style:family="text">
      <style:text-properties fo:color="#000000" style:font-name="Calibri1" fo:font-size="10.6000003814697pt" style:font-size-asian="10.6000003814697pt" style:font-name-complex="Calibri1" style:font-size-complex="10.6000003814697pt"/>
    </style:style>
    <style:style style:name="T4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5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6" style:family="text">
      <style:text-properties fo:color="#000000" style:font-name="Calibri1" fo:font-size="10.6000003814697pt" fo:font-style="italic" style:font-size-asian="10.6000003814697pt" style:font-name-complex="Calibri1" style:font-size-complex="10.6000003814697pt" style:font-style-complex="italic"/>
    </style:style>
    <style:style style:name="T7" style:family="text">
      <style:text-properties fo:color="#000000" style:font-name="Arial1" fo:font-size="10.6000003814697pt" style:font-size-asian="10.6000003814697pt" style:font-name-complex="Arial1" style:font-size-complex="10.6000003814697pt"/>
    </style:style>
    <style:style style:name="T8" style:family="text">
      <style:text-properties fo:color="#000000" style:font-name="Calibri1" fo:font-size="10.6000003814697pt" fo:font-weight="bold" style:font-size-asian="10.6000003814697pt" style:font-name-complex="Calibri1" style:font-size-complex="10.6000003814697pt" style:font-weight-complex="bold"/>
    </style:style>
    <style:style style:name="T9" style:family="text">
      <style:text-properties fo:color="#000000" style:font-name="Arial1" fo:font-size="10.6000003814697pt" fo:font-weight="bold" style:font-size-asian="10.6000003814697pt" style:font-name-complex="Arial1" style:font-size-complex="10.6000003814697pt" style:font-weight-complex="bold"/>
    </style:style>
    <style:style style:name="T10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11" style:family="text">
      <style:text-properties fo:color="#000000" style:font-name="Calibri1" fo:font-size="12pt" style:font-size-asian="12pt" style:font-name-complex="Calibri1" style:font-size-complex="12pt"/>
    </style:style>
    <style:style style:name="T1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3" style:family="text">
      <style:text-properties fo:color="#000000" style:font-name="Times New Roman1" fo:font-size="12pt" fo:font-style="italic" style:font-size-asian="12pt" style:font-name-complex="Times New Roman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264cm" svg:height="0.848cm" svg:x="5.457cm" svg:y="2.744cm">
          <draw:text-box>
            <text:p text:style-name="P1"><text:span text:style-name="T1">S</text:span><text:span text:style-name="T1">e</text:span><text:span text:style-name="T1">m</text:span><text:span text:style-name="T1">a</text:span><text:span text:style-name="T1">n</text:span><text:span text:style-name="T1">ti</text:span><text:span text:style-name="T1">c </text:span><text:span text:style-name="T1">P</text:span><text:span text:style-name="T1">ar</text:span><text:span text:style-name="T1">si</text:span><text:span text:style-name="T1">n</text:span><text:span text:style-name="T1">g </text:span><text:span text:style-name="T1">w</text:span><text:span text:style-name="T1">it</text:span><text:span text:style-name="T1">h </text:span><text:span text:style-name="T1">J</text:span><text:span text:style-name="T1">o</text:span><text:span text:style-name="T1">s</text:span><text:span text:style-name="T1">h</text:span><text:span text:style-name="T1">u</text:span><text:span text:style-name="T1">a </text:span></text:p>
          </draw:text-box>
        </draw:frame>
        <draw:frame draw:style-name="gr2" draw:text-style-name="P3" draw:layer="layout" svg:width="2.542cm" svg:height="0.374cm" svg:x="7.969cm" svg:y="3.764cm">
          <draw:text-box>
            <text:p text:style-name="P1"><text:span text:style-name="T2">Zha</text:span><text:span text:style-name="T2">nwa</text:span><text:span text:style-name="T2">ng <text:s/></text:span><text:span text:style-name="T2">che</text:span><text:span text:style-name="T2">n</text:span><text:span text:style-name="T3"> </text:span></text:p>
          </draw:text-box>
        </draw:frame>
        <draw:frame draw:style-name="gr3" draw:text-style-name="P3" draw:layer="layout" svg:width="0.372cm" svg:height="0.374cm" svg:x="3.176cm" svg:y="4.31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25cm" svg:x="3.176cm" svg:y="4.844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1.831cm" svg:height="0.497cm" svg:x="3.176cm" svg:y="5.641cm">
          <draw:text-box>
            <text:p text:style-name="P1"><text:span text:style-name="T5">Ab</text:span><text:span text:style-name="T5">str</text:span><text:span text:style-name="T5">act </text:span></text:p>
          </draw:text-box>
        </draw:frame>
        <draw:frame draw:style-name="gr4" draw:text-style-name="P4" draw:layer="layout" svg:width="0.422cm" svg:height="0.425cm" svg:x="3.176cm" svg:y="6.495cm">
          <draw:text-box>
            <text:p text:style-name="P1"><text:span text:style-name="T4"><text:s/></text:span></text:p>
          </draw:text-box>
        </draw:frame>
        <draw:frame draw:style-name="gr6" draw:text-style-name="P3" draw:layer="layout" svg:width="14.806cm" svg:height="0.374cm" svg:x="3.176cm" svg:y="7.066cm">
          <draw:text-box>
            <text:p text:style-name="P1"><text:span text:style-name="T3">This <text:s/></text:span><text:span text:style-name="T3">repo</text:span><text:span text:style-name="T3">rt <text:s/></text:span><text:span text:style-name="T3">pres</text:span><text:span text:style-name="T3">ents <text:s/></text:span><text:span text:style-name="T3">usin</text:span><text:span text:style-name="T3">g <text:s/></text:span><text:span text:style-name="T3">an <text:s/></text:span><text:span text:style-name="T3">ope</text:span><text:span text:style-name="T3">n-</text:span><text:span text:style-name="T3">sour</text:span><text:span text:style-name="T3">ce <text:s/></text:span><text:span text:style-name="T3">statis</text:span><text:span text:style-name="T3">tical <text:s/></text:span><text:span text:style-name="T3">mac</text:span><text:span text:style-name="T3">hine </text:span><text:span text:style-name="T3"><text:s/></text:span><text:span text:style-name="T3">tran</text:span><text:span text:style-name="T3">slati</text:span><text:span text:style-name="T3">on <text:s/></text:span><text:span text:style-name="T3">deco</text:span><text:span text:style-name="T3">der <text:s/></text:span><text:span text:style-name="T3">Josh</text:span><text:span text:style-name="T3">ua <text:s/></text:span><text:span text:style-name="T3">on </text:span></text:p>
          </draw:text-box>
        </draw:frame>
        <draw:frame draw:style-name="gr7" draw:text-style-name="P3" draw:layer="layout" svg:width="14.984cm" svg:height="0.374cm" svg:x="3.176cm" svg:y="7.616cm">
          <draw:text-box>
            <text:p text:style-name="P1"><text:span text:style-name="T3">sem</text:span><text:span text:style-name="T3">anti</text:span><text:span text:style-name="T3">c <text:s/></text:span><text:span text:style-name="T3">parsi</text:span><text:span text:style-name="T3">ng <text:s/></text:span><text:span text:style-name="T3">for <text:s/></text:span><text:span text:style-name="T3">the <text:s/></text:span><text:span text:style-name="T3">FUN</text:span><text:span text:style-name="T3">QL <text:s/></text:span><text:span text:style-name="T3">of <text:s/></text:span><text:span text:style-name="T3">Geo</text:span><text:span text:style-name="T3">quer</text:span><text:span text:style-name="T3">y. <text:s/>It </text:span><text:span text:style-name="T3"><text:s/></text:span><text:span text:style-name="T3">illust</text:span><text:span text:style-name="T3">rates </text:span><text:span text:style-name="T3"><text:s/>how </text:span><text:span text:style-name="T3"><text:s/></text:span><text:span text:style-name="T3">map</text:span><text:span text:style-name="T3">ping </text:span><text:span text:style-name="T3"><text:s/></text:span><text:span text:style-name="T3">natu</text:span><text:span text:style-name="T3">ral <text:s/></text:span><text:span text:style-name="T3">lang</text:span><text:span text:style-name="T3">uag</text:span><text:span text:style-name="T3">e <text:s/>to </text:span></text:p>
          </draw:text-box>
        </draw:frame>
        <draw:frame draw:style-name="gr8" draw:text-style-name="P3" draw:layer="layout" svg:width="4.599cm" svg:height="0.374cm" svg:x="3.176cm" svg:y="8.167cm">
          <draw:text-box>
            <text:p text:style-name="P1"><text:span text:style-name="T3">form</text:span><text:span text:style-name="T3">al </text:span><text:span text:style-name="T3">lang</text:span><text:span text:style-name="T3">uag</text:span><text:span text:style-name="T3">e </text:span><text:span text:style-name="T3">usin</text:span><text:span text:style-name="T3">g </text:span><text:span text:style-name="T3">Josh</text:span><text:span text:style-name="T3">ua. </text:span></text:p>
          </draw:text-box>
        </draw:frame>
        <draw:frame draw:style-name="gr9" draw:text-style-name="P5" draw:layer="layout" svg:width="3.368cm" svg:height="0.497cm" svg:x="3.176cm" svg:y="8.944cm">
          <draw:text-box>
            <text:p text:style-name="P1"><text:span text:style-name="T5">1 <text:s text:c="3"/></text:span><text:span text:style-name="T5">Int</text:span><text:span text:style-name="T5">rod</text:span><text:span text:style-name="T5">uc</text:span><text:span text:style-name="T5">tio</text:span><text:span text:style-name="T5">n </text:span></text:p>
          </draw:text-box>
        </draw:frame>
        <draw:frame draw:style-name="gr10" draw:text-style-name="P3" draw:layer="layout" svg:width="14.814cm" svg:height="0.374cm" svg:x="3.176cm" svg:y="9.819cm">
          <draw:text-box>
            <text:p text:style-name="P1"><text:span text:style-name="T3">The <text:s/></text:span><text:span text:style-name="T3">sem</text:span><text:span text:style-name="T3">anti</text:span><text:span text:style-name="T3">c <text:s/></text:span><text:span text:style-name="T3">parsi</text:span><text:span text:style-name="T3">ng <text:s/></text:span><text:span text:style-name="T3">in <text:s/></text:span><text:span text:style-name="T3">this <text:s/></text:span><text:span text:style-name="T3">pap</text:span><text:span text:style-name="T3">er <text:s/></text:span><text:span text:style-name="T3">refer</text:span><text:span text:style-name="T3">s <text:s/></text:span><text:span text:style-name="T3">the <text:s/></text:span><text:span text:style-name="T3">task <text:s/></text:span><text:span text:style-name="T3">that <text:s/></text:span><text:span text:style-name="T3">map</text:span><text:span text:style-name="T3">ping </text:span><text:span text:style-name="T3"><text:s/></text:span><text:span text:style-name="T3">natu</text:span><text:span text:style-name="T3">ral <text:s/></text:span><text:span text:style-name="T3">lang</text:span><text:span text:style-name="T3">uag</text:span><text:span text:style-name="T3">e <text:s/>to </text:span><text:span text:style-name="T3"><text:s/></text:span><text:span text:style-name="T3">form</text:span><text:span text:style-name="T3">al </text:span></text:p>
          </draw:text-box>
        </draw:frame>
        <draw:frame draw:style-name="gr11" draw:text-style-name="P3" draw:layer="layout" svg:width="4.257cm" svg:height="0.374cm" svg:x="3.176cm" svg:y="10.369cm">
          <draw:text-box>
            <text:p text:style-name="P1"><text:span text:style-name="T3">lang</text:span><text:span text:style-name="T3">uag</text:span><text:span text:style-name="T3">e as </text:span><text:span text:style-name="T3">Figu</text:span><text:span text:style-name="T3">re 1 </text:span><text:span text:style-name="T3">sho</text:span><text:span text:style-name="T3">ws. </text:span></text:p>
          </draw:text-box>
        </draw:frame>
        <draw:frame draw:style-name="gr3" draw:text-style-name="P3" draw:layer="layout" svg:width="0.372cm" svg:height="0.374cm" svg:x="10.5cm" svg:y="10.92cm">
          <draw:text-box>
            <text:p text:style-name="P1"><text:span text:style-name="T3"><text:s/></text:span></text:p>
          </draw:text-box>
        </draw:frame>
        <draw:frame draw:style-name="gr12" draw:text-style-name="P3" draw:layer="layout" svg:width="5.315cm" svg:height="0.374cm" svg:x="7.884cm" svg:y="11.47cm">
          <draw:text-box>
            <text:p text:style-name="P1"><text:span text:style-name="T3">Wha</text:span><text:span text:style-name="T3">t is </text:span><text:span text:style-name="T3">the </text:span><text:span text:style-name="T3">bigg</text:span><text:span text:style-name="T3">est </text:span><text:span text:style-name="T3">city </text:span><text:span text:style-name="T3">in </text:span><text:span text:style-name="T3">Kans</text:span><text:span text:style-name="T3">as ? </text:span></text:p>
          </draw:text-box>
        </draw:frame>
        <draw:frame draw:style-name="gr13" draw:text-style-name="P3" draw:layer="layout" svg:width="6.885cm" svg:height="0.374cm" svg:x="7.11cm" svg:y="12.02cm">
          <draw:text-box>
            <text:p text:style-name="P1"><text:span text:style-name="T6">ans</text:span><text:span text:style-name="T6">wer(</text:span><text:span text:style-name="T6">larg</text:span><text:span text:style-name="T6">est(c</text:span><text:span text:style-name="T6">ity(l</text:span><text:span text:style-name="T6">oc_</text:span><text:span text:style-name="T6">2(sta</text:span><text:span text:style-name="T6">teid(</text:span><text:span text:style-name="T6">'kan</text:span><text:span text:style-name="T6">sas')</text:span><text:span text:style-name="T6">)))) </text:span></text:p>
          </draw:text-box>
        </draw:frame>
        <draw:frame draw:style-name="gr14" draw:text-style-name="P3" draw:layer="layout" svg:width="8.752cm" svg:height="0.374cm" svg:x="6.177cm" svg:y="12.571cm">
          <draw:text-box>
            <text:p text:style-name="P1"><text:span text:style-name="T3">Figu</text:span><text:span text:style-name="T3">re </text:span><text:span text:style-name="T3">1 : </text:span><text:span text:style-name="T3">natu</text:span><text:span text:style-name="T3">ral </text:span><text:span text:style-name="T3">lang</text:span><text:span text:style-name="T3">uag</text:span><text:span text:style-name="T3">e </text:span><text:span text:style-name="T3">and </text:span><text:span text:style-name="T3">form</text:span><text:span text:style-name="T3">al </text:span><text:span text:style-name="T3">lang</text:span><text:span text:style-name="T3">uag</text:span><text:span text:style-name="T3">e in </text:span><text:span text:style-name="T3">FUN</text:span><text:span text:style-name="T3">QL </text:span></text:p>
          </draw:text-box>
        </draw:frame>
        <draw:frame draw:style-name="gr3" draw:text-style-name="P3" draw:layer="layout" svg:width="0.372cm" svg:height="0.374cm" svg:x="3.176cm" svg:y="13.121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13.985cm" svg:height="0.374cm" svg:x="3.176cm" svg:y="13.671cm">
          <draw:text-box>
            <text:p text:style-name="P1"><text:span text:style-name="T3">FUN</text:span><text:span text:style-name="T3">QL is </text:span><text:span text:style-name="T3">a </text:span><text:span text:style-name="T3">func</text:span><text:span text:style-name="T3">tion</text:span><text:span text:style-name="T3">al, </text:span><text:span text:style-name="T3">vari</text:span><text:span text:style-name="T3">able</text:span><text:span text:style-name="T3">-free </text:span><text:span text:style-name="T3">quer</text:span><text:span text:style-name="T3">y </text:span><text:span text:style-name="T3">lang</text:span><text:span text:style-name="T3">uag</text:span><text:span text:style-name="T3">e for </text:span><text:span text:style-name="T3">Geo</text:span><text:span text:style-name="T3">quer</text:span><text:span text:style-name="T3">y </text:span><text:span text:style-name="T3">dom</text:span><text:span text:style-name="T3">ain </text:span><text:span text:style-name="T3">(Kat</text:span><text:span text:style-name="T3">e et </text:span><text:span text:style-name="T3">al., </text:span><text:span text:style-name="T3">200</text:span><text:span text:style-name="T3">5). </text:span></text:p>
          </draw:text-box>
        </draw:frame>
        <draw:frame draw:style-name="gr16" draw:text-style-name="P3" draw:layer="layout" svg:width="14.45cm" svg:height="0.374cm" svg:x="3.176cm" svg:y="14.222cm">
          <draw:text-box>
            <text:p text:style-name="P1"><text:span text:style-name="T3">Sem</text:span><text:span text:style-name="T3">atic </text:span><text:span text:style-name="T3">parsi</text:span><text:span text:style-name="T3">ng </text:span><text:span text:style-name="T3">here </text:span><text:span text:style-name="T3">is </text:span><text:span text:style-name="T3">cast </text:span><text:span text:style-name="T3">as a </text:span><text:span text:style-name="T3">mac</text:span><text:span text:style-name="T3">hine </text:span><text:span text:style-name="T3">tran</text:span><text:span text:style-name="T3">slati</text:span><text:span text:style-name="T3">on </text:span><text:span text:style-name="T3">task </text:span><text:span text:style-name="T3">whic</text:span><text:span text:style-name="T3">h </text:span><text:span text:style-name="T3">tran</text:span><text:span text:style-name="T3">slate</text:span><text:span text:style-name="T3">s </text:span><text:span text:style-name="T3">one </text:span><text:span text:style-name="T3">natu</text:span><text:span text:style-name="T3">ral </text:span><text:span text:style-name="T3">lang</text:span><text:span text:style-name="T3">uag</text:span><text:span text:style-name="T3">e </text:span></text:p>
          </draw:text-box>
        </draw:frame>
        <draw:frame draw:style-name="gr17" draw:text-style-name="P3" draw:layer="layout" svg:width="4.379cm" svg:height="0.374cm" svg:x="3.176cm" svg:y="14.773cm">
          <draw:text-box>
            <text:p text:style-name="P1"><text:span text:style-name="T3">to </text:span><text:span text:style-name="T3">anot</text:span><text:span text:style-name="T3">her </text:span><text:span text:style-name="T3">natu</text:span><text:span text:style-name="T3">ral </text:span><text:span text:style-name="T3">lang</text:span><text:span text:style-name="T3">uag</text:span><text:span text:style-name="T3">e. </text:span></text:p>
          </draw:text-box>
        </draw:frame>
        <draw:frame draw:style-name="gr18" draw:text-style-name="P3" draw:layer="layout" svg:width="14.501cm" svg:height="0.374cm" svg:x="3.176cm" svg:y="15.323cm">
          <draw:text-box>
            <text:p text:style-name="P1"><text:span text:style-name="T3">Hier</text:span><text:span text:style-name="T3">o <text:s/></text:span><text:span text:style-name="T3">refer</text:span><text:span text:style-name="T3">s <text:s/>to <text:s/></text:span><text:span text:style-name="T3">Hier</text:span><text:span text:style-name="T3">arch</text:span><text:span text:style-name="T3">ical <text:s/></text:span><text:span text:style-name="T3">phra</text:span><text:span text:style-name="T3">se-</text:span><text:span text:style-name="T3">base</text:span><text:span text:style-name="T3">d <text:s/></text:span><text:span text:style-name="T3">( <text:s/>Da</text:span><text:span text:style-name="T3">vid <text:s/></text:span><text:span text:style-name="T3">Chia</text:span><text:span text:style-name="T3">ng.2</text:span><text:span text:style-name="T3">007.</text:span><text:span text:style-name="T3">), <text:s/>it <text:s/></text:span><text:span text:style-name="T3">is <text:s/>a <text:s/></text:span><text:span text:style-name="T3">SCF</text:span><text:span text:style-name="T3">G <text:s/></text:span><text:span text:style-name="T3">with </text:span><text:span text:style-name="T3"><text:s/>a <text:s/></text:span><text:span text:style-name="T3">singl</text:span><text:span text:style-name="T3">e </text:span></text:p>
          </draw:text-box>
        </draw:frame>
        <draw:frame draw:style-name="gr19" draw:text-style-name="P3" draw:layer="layout" svg:width="6.153cm" svg:height="0.374cm" svg:x="3.176cm" svg:y="15.873cm">
          <draw:text-box>
            <text:p text:style-name="P1"><text:span text:style-name="T3">nont</text:span><text:span text:style-name="T3">ermi</text:span><text:span text:style-name="T3">nal </text:span><text:span text:style-name="T3">cate</text:span><text:span text:style-name="T3">gory</text:span><text:span text:style-name="T3">, </text:span><text:span text:style-name="T3">sho</text:span><text:span text:style-name="T3">ws </text:span><text:span text:style-name="T3">in </text:span><text:span text:style-name="T3">Figu</text:span><text:span text:style-name="T3">re 2. </text:span></text:p>
          </draw:text-box>
        </draw:frame>
        <draw:frame draw:style-name="gr3" draw:text-style-name="P3" draw:layer="layout" svg:width="0.372cm" svg:height="0.374cm" svg:x="3.176cm" svg:y="16.424cm">
          <draw:text-box>
            <text:p text:style-name="P1"><text:span text:style-name="T3"><text:s/></text:span></text:p>
          </draw:text-box>
        </draw:frame>
        <draw:frame draw:style-name="gr20" draw:text-style-name="P3" draw:layer="layout" svg:width="9.193cm" svg:height="0.374cm" svg:x="3.176cm" svg:y="16.974cm">
          <draw:text-box>
            <text:p text:style-name="P1"><text:span text:style-name="T3">[X] </text:span><text:span text:style-name="T3">||| </text:span><text:span text:style-name="T3">Arka</text:span><text:span text:style-name="T3">nsas </text:span><text:span text:style-name="T3">||| </text:span><text:span text:style-name="T3">'ark</text:span><text:span text:style-name="T3">ansa</text:span><text:span text:style-name="T3">s' </text:span><text:span text:style-name="T3">||| </text:span><text:span text:style-name="T3">0 0 </text:span><text:span text:style-name="T3">1 </text:span><text:span text:style-name="T3">0.01</text:span><text:span text:style-name="T3">832 </text:span><text:span text:style-name="T3">0 0 </text:span><text:span text:style-name="T3">||| </text:span><text:span text:style-name="T3">0-0 </text:span></text:p>
          </draw:text-box>
        </draw:frame>
        <draw:frame draw:style-name="gr21" draw:text-style-name="P3" draw:layer="layout" svg:width="14.776cm" svg:height="0.374cm" svg:x="3.176cm" svg:y="17.524cm">
          <draw:text-box>
            <text:p text:style-name="P1"><text:span text:style-name="T3">[X] </text:span><text:span text:style-name="T3">||| </text:span><text:span text:style-name="T3">How </text:span><text:span text:style-name="T3">big </text:span><text:span text:style-name="T3">is </text:span><text:span text:style-name="T3">[X,1] </text:span><text:span text:style-name="T3">? </text:span><text:span text:style-name="T3">||| </text:span><text:span text:style-name="T3">size( </text:span><text:span text:style-name="T3">state</text:span><text:span text:style-name="T3">id( [</text:span><text:span text:style-name="T3">X,1] </text:span><text:span text:style-name="T3">||| </text:span><text:span text:style-name="T3">0.68</text:span><text:span text:style-name="T3">535 </text:span><text:span text:style-name="T3">7.21</text:span><text:span text:style-name="T3">837 </text:span><text:span text:style-name="T3">1 </text:span><text:span text:style-name="T3">0.01</text:span><text:span text:style-name="T3">832 </text:span><text:span text:style-name="T3">0 </text:span><text:span text:style-name="T3">0.33</text:span><text:span text:style-name="T3">647 </text:span><text:span text:style-name="T3">||| </text:span><text:span text:style-name="T3">0-1 </text:span></text:p>
          </draw:text-box>
        </draw:frame>
        <draw:frame draw:style-name="gr22" draw:text-style-name="P3" draw:layer="layout" svg:width="1.742cm" svg:height="0.374cm" svg:x="3.176cm" svg:y="18.075cm">
          <draw:text-box>
            <text:p text:style-name="P1"><text:span text:style-name="T3">1-0 </text:span><text:span text:style-name="T3">2-1 </text:span><text:span text:style-name="T3">4-1 </text:span></text:p>
          </draw:text-box>
        </draw:frame>
        <draw:frame draw:style-name="gr23" draw:text-style-name="P3" draw:layer="layout" svg:width="8.659cm" svg:height="0.374cm" svg:x="6.304cm" svg:y="18.625cm">
          <draw:text-box>
            <text:p text:style-name="P1"><text:span text:style-name="T3">Figu</text:span><text:span text:style-name="T3">re </text:span><text:span text:style-name="T3">2 : </text:span><text:span text:style-name="T3">hier</text:span><text:span text:style-name="T3">o </text:span><text:span text:style-name="T3">gra</text:span><text:span text:style-name="T3">mm</text:span><text:span text:style-name="T3">ar </text:span><text:span text:style-name="T3">extr</text:span><text:span text:style-name="T3">acte</text:span><text:span text:style-name="T3">d </text:span><text:span text:style-name="T3">usin</text:span><text:span text:style-name="T3">g </text:span><text:span text:style-name="T3">thra</text:span><text:span text:style-name="T3">x in </text:span><text:span text:style-name="T3">josh</text:span><text:span text:style-name="T3">ua <text:s text:c="2"/></text:span></text:p>
          </draw:text-box>
        </draw:frame>
        <draw:frame draw:style-name="gr3" draw:text-style-name="P3" draw:layer="layout" svg:width="0.372cm" svg:height="0.374cm" svg:x="10.5cm" svg:y="19.175cm">
          <draw:text-box>
            <text:p text:style-name="P1"><text:span text:style-name="T3"><text:s/></text:span></text:p>
          </draw:text-box>
        </draw:frame>
        <draw:frame draw:style-name="gr24" draw:text-style-name="P3" draw:layer="layout" svg:width="14.687cm" svg:height="0.374cm" svg:x="3.176cm" svg:y="19.726cm">
          <draw:text-box>
            <text:p text:style-name="P1"><text:span text:style-name="T3">Ther</text:span><text:span text:style-name="T3">e <text:s/></text:span><text:span text:style-name="T3">six <text:s/></text:span><text:span text:style-name="T3">feat</text:span><text:span text:style-name="T3">ures <text:s/></text:span><text:span text:style-name="T3">in <text:s/></text:span><text:span text:style-name="T3">the <text:s/></text:span><text:span text:style-name="T3">3th <text:s/></text:span><text:span text:style-name="T3">colu</text:span><text:span text:style-name="T3">mn: <text:s/></text:span><text:span text:style-name="T3">e_gi</text:span><text:span text:style-name="T3">ven_</text:span><text:span text:style-name="T3">f_ph</text:span><text:span text:style-name="T3">rase <text:s/></text:span><text:span text:style-name="T3">, <text:s/></text:span><text:span text:style-name="T3">f_giv</text:span><text:span text:style-name="T3">en_</text:span><text:span text:style-name="T3">e_p</text:span><text:span text:style-name="T3">hras</text:span><text:span text:style-name="T3">e <text:s/>, <text:s/></text:span><text:span text:style-name="T3">e_gi</text:span><text:span text:style-name="T3">ven_</text:span><text:span text:style-name="T3">f_lex</text:span><text:span text:style-name="T3">, </text:span></text:p>
          </draw:text-box>
        </draw:frame>
        <draw:frame draw:style-name="gr25" draw:text-style-name="P3" draw:layer="layout" svg:width="12.791cm" svg:height="0.374cm" svg:x="3.176cm" svg:y="20.277cm">
          <draw:text-box>
            <text:p text:style-name="P1"><text:span text:style-name="T3">f_giv</text:span><text:span text:style-name="T3">en_</text:span><text:span text:style-name="T3">e_le</text:span><text:span text:style-name="T3">x, </text:span><text:span text:style-name="T3">rarit</text:span><text:span text:style-name="T3">y </text:span><text:span text:style-name="T3">,phr</text:span><text:span text:style-name="T3">ase-</text:span><text:span text:style-name="T3">pen</text:span><text:span text:style-name="T3">alty. </text:span><text:span text:style-name="T3">The </text:span><text:span text:style-name="T3">feat</text:span><text:span text:style-name="T3">ures </text:span><text:span text:style-name="T3">are </text:span><text:span text:style-name="T3">phra</text:span><text:span text:style-name="T3">se </text:span><text:span text:style-name="T3">tran</text:span><text:span text:style-name="T3">slati</text:span><text:span text:style-name="T3">on </text:span><text:span text:style-name="T3">prob</text:span><text:span text:style-name="T3">abili</text:span><text:span text:style-name="T3">ty. </text:span></text:p>
          </draw:text-box>
        </draw:frame>
        <draw:frame draw:style-name="gr26" draw:text-style-name="P3" draw:layer="layout" svg:width="4.633cm" svg:height="0.374cm" svg:x="3.176cm" svg:y="20.827cm">
          <draw:text-box>
            <text:p text:style-name="P1"><text:span text:style-name="T3">The </text:span><text:span text:style-name="T3">last </text:span><text:span text:style-name="T3">colu</text:span><text:span text:style-name="T3">mn </text:span><text:span text:style-name="T3">is </text:span><text:span text:style-name="T3">alig</text:span><text:span text:style-name="T3">nme</text:span><text:span text:style-name="T3">nt, <text:s text:c="2"/></text:span></text:p>
          </draw:text-box>
        </draw:frame>
        <draw:frame draw:style-name="gr3" draw:text-style-name="P3" draw:layer="layout" svg:width="0.372cm" svg:height="0.374cm" svg:x="10.5cm" svg:y="21.378cm">
          <draw:text-box>
            <text:p text:style-name="P1"><text:span text:style-name="T3"><text:s/></text:span></text:p>
          </draw:text-box>
        </draw:frame>
        <draw:frame draw:style-name="gr27" draw:text-style-name="P3" draw:layer="layout" svg:width="13.964cm" svg:height="0.374cm" svg:x="3.176cm" svg:y="21.928cm">
          <draw:text-box>
            <text:p text:style-name="P1"><text:span text:style-name="T3">Ther</text:span><text:span text:style-name="T3">e </text:span><text:span text:style-name="T3">are </text:span><text:span text:style-name="T3">maxi</text:span><text:span text:style-name="T3">mu</text:span><text:span text:style-name="T3">m of </text:span><text:span text:style-name="T3">7 </text:span><text:span text:style-name="T3">colu</text:span><text:span text:style-name="T3">mns </text:span><text:span text:style-name="T3">in </text:span><text:span text:style-name="T3">the </text:span><text:span text:style-name="T3">Phra</text:span><text:span text:style-name="T3">se-</text:span><text:span text:style-name="T3">base</text:span><text:span text:style-name="T3">d </text:span><text:span text:style-name="T3">gra</text:span><text:span text:style-name="T3">mm</text:span><text:span text:style-name="T3">ar in </text:span><text:span text:style-name="T3">Mos</text:span><text:span text:style-name="T3">es, </text:span><text:span text:style-name="T3">sho</text:span><text:span text:style-name="T3">ws </text:span><text:span text:style-name="T3">in </text:span><text:span text:style-name="T3">Figu</text:span><text:span text:style-name="T3">re 3: </text:span></text:p>
          </draw:text-box>
        </draw:frame>
        <draw:frame draw:style-name="gr3" draw:text-style-name="P3" draw:layer="layout" svg:width="0.372cm" svg:height="0.374cm" svg:x="3.176cm" svg:y="22.478cm">
          <draw:text-box>
            <text:p text:style-name="P1"><text:span text:style-name="T3">1.</text:span></text:p>
          </draw:text-box>
        </draw:frame>
        <draw:frame draw:style-name="gr28" draw:text-style-name="P3" draw:layer="layout" svg:width="0.372cm" svg:height="0.42cm" svg:x="3.455cm" svg:y="22.421cm">
          <draw:text-box>
            <text:p text:style-name="P1"><text:span text:style-name="T7"><text:s/></text:span></text:p>
          </draw:text-box>
        </draw:frame>
        <draw:frame draw:style-name="gr29" draw:text-style-name="P3" draw:layer="layout" svg:width="14.201cm" svg:height="0.374cm" svg:x="3.811cm" svg:y="22.478cm">
          <draw:text-box>
            <text:p text:style-name="P1"><text:span text:style-name="T3">Sour</text:span><text:span text:style-name="T3">ce </text:span><text:span text:style-name="T3">phra</text:span><text:span text:style-name="T3">se, </text:span><text:span text:style-name="T3">2. </text:span><text:span text:style-name="T3">Targ</text:span><text:span text:style-name="T3">et </text:span><text:span text:style-name="T3">phra</text:span><text:span text:style-name="T3">se, </text:span><text:span text:style-name="T3">3. </text:span><text:span text:style-name="T3">Scor</text:span><text:span text:style-name="T3">es, </text:span><text:span text:style-name="T3">4. </text:span><text:span text:style-name="T3">Alig</text:span><text:span text:style-name="T3">nme</text:span><text:span text:style-name="T3">nt, </text:span><text:span text:style-name="T3">5. </text:span><text:span text:style-name="T3">Cou</text:span><text:span text:style-name="T3">nts, </text:span><text:span text:style-name="T3">6. </text:span><text:span text:style-name="T3">Spar</text:span><text:span text:style-name="T3">se </text:span><text:span text:style-name="T3">feat</text:span><text:span text:style-name="T3">ure </text:span><text:span text:style-name="T3">scor</text:span><text:span text:style-name="T3">es, </text:span><text:span text:style-name="T3">7. </text:span></text:p>
          </draw:text-box>
        </draw:frame>
        <draw:frame draw:style-name="gr30" draw:text-style-name="P3" draw:layer="layout" svg:width="3.177cm" svg:height="0.374cm" svg:x="3.811cm" svg:y="23.029cm">
          <draw:text-box>
            <text:p text:style-name="P1"><text:span text:style-name="T3">Key-</text:span><text:span text:style-name="T3">valu</text:span><text:span text:style-name="T3">e </text:span><text:span text:style-name="T3">prop</text:span><text:span text:style-name="T3">erti</text:span><text:span text:style-name="T3">es </text:span></text:p>
          </draw:text-box>
        </draw:frame>
        <draw:frame draw:style-name="gr3" draw:text-style-name="P3" draw:layer="layout" svg:width="0.372cm" svg:height="0.374cm" svg:x="3.176cm" svg:y="23.579cm">
          <draw:text-box>
            <text:p text:style-name="P1"><text:span text:style-name="T3"><text:s/></text:span></text:p>
          </draw:text-box>
        </draw:frame>
        <draw:frame draw:style-name="gr31" draw:text-style-name="P3" draw:layer="layout" svg:width="12.592cm" svg:height="0.374cm" svg:x="4.323cm" svg:y="24.129cm">
          <draw:text-box>
            <text:p text:style-name="P1"><text:span text:style-name="T3">How </text:span><text:span text:style-name="T3">long </text:span><text:span text:style-name="T3">||| </text:span><text:span text:style-name="T3">len( </text:span><text:span text:style-name="T3">||| </text:span><text:span text:style-name="T3">0.02</text:span><text:span text:style-name="T3">470</text:span><text:span text:style-name="T3">59 </text:span><text:span text:style-name="T3">0.04</text:span><text:span text:style-name="T3">551</text:span><text:span text:style-name="T3">28 </text:span><text:span text:style-name="T3">0.61</text:span><text:span text:style-name="T3">764</text:span><text:span text:style-name="T3">7 1 </text:span><text:span text:style-name="T3">||| </text:span><text:span text:style-name="T3">1-0 </text:span><text:span text:style-name="T3">||| </text:span><text:span text:style-name="T3">50 2 </text:span><text:span text:style-name="T3">2 </text:span><text:span text:style-name="T3">||| </text:span><text:span text:style-name="T3">||| </text:span></text:p>
          </draw:text-box>
        </draw:frame>
        <draw:frame draw:style-name="gr32" draw:text-style-name="P3" draw:layer="layout" svg:width="14.124cm" svg:height="0.374cm" svg:x="3.527cm" svg:y="24.68cm">
          <draw:text-box>
            <text:p text:style-name="P1"><text:span text:style-name="T3">How </text:span><text:span text:style-name="T3">man</text:span><text:span text:style-name="T3">y </text:span><text:span text:style-name="T3">Colo</text:span><text:span text:style-name="T3">rado </text:span><text:span text:style-name="T3">river</text:span><text:span text:style-name="T3">s are </text:span><text:span text:style-name="T3">||| </text:span><text:span text:style-name="T3">coun</text:span><text:span text:style-name="T3">t( riv</text:span><text:span text:style-name="T3">er( r</text:span><text:span text:style-name="T3">iveri</text:span><text:span text:style-name="T3">d( 'c</text:span><text:span text:style-name="T3">olor</text:span><text:span text:style-name="T3">ado' </text:span><text:span text:style-name="T3">||| </text:span><text:span text:style-name="T3">0.37</text:span><text:span text:style-name="T3">324</text:span><text:span text:style-name="T3">4 </text:span><text:span text:style-name="T3">0.00</text:span><text:span text:style-name="T3">032</text:span><text:span text:style-name="T3">262</text:span><text:span text:style-name="T3">3 </text:span></text:p>
          </draw:text-box>
        </draw:frame>
        <draw:frame draw:style-name="gr33" draw:text-style-name="P3" draw:layer="layout" svg:width="9.362cm" svg:height="0.374cm" svg:x="5.927cm" svg:y="25.23cm">
          <draw:text-box>
            <text:p text:style-name="P1"><text:span text:style-name="T3">0.37</text:span><text:span text:style-name="T3">324</text:span><text:span text:style-name="T3">4 </text:span><text:span text:style-name="T3">0.02</text:span><text:span text:style-name="T3">294</text:span><text:span text:style-name="T3">58 </text:span><text:span text:style-name="T3">||| </text:span><text:span text:style-name="T3">1-0 </text:span><text:span text:style-name="T3">3-1 </text:span><text:span text:style-name="T3">0-2 </text:span><text:span text:style-name="T3">4-2 </text:span><text:span text:style-name="T3">2-3 </text:span><text:span text:style-name="T3">||| </text:span><text:span text:style-name="T3">1 1 </text:span><text:span text:style-name="T3">1 </text:span><text:span text:style-name="T3">||| </text:span><text:span text:style-name="T3">||| </text:span></text:p>
          </draw:text-box>
        </draw:frame>
        <draw:frame draw:style-name="gr34" draw:text-style-name="P3" draw:layer="layout" svg:width="8.456cm" svg:height="0.374cm" svg:x="6.325cm" svg:y="25.781cm">
          <draw:text-box>
            <text:p text:style-name="P1"><text:span text:style-name="T3">Figu</text:span><text:span text:style-name="T3">re </text:span><text:span text:style-name="T3">3 : </text:span><text:span text:style-name="T3">phra</text:span><text:span text:style-name="T3">se </text:span><text:span text:style-name="T3">base</text:span><text:span text:style-name="T3">d </text:span><text:span text:style-name="T3">gra</text:span><text:span text:style-name="T3">mm</text:span><text:span text:style-name="T3">ar </text:span><text:span text:style-name="T3">extr</text:span><text:span text:style-name="T3">acte</text:span><text:span text:style-name="T3">d </text:span><text:span text:style-name="T3">usin</text:span><text:span text:style-name="T3">g </text:span><text:span text:style-name="T3">mos</text:span><text:span text:style-name="T3">es </text:span></text:p>
          </draw:text-box>
        </draw:frame>
        <draw:frame draw:style-name="gr3" draw:text-style-name="P3" draw:layer="layout" svg:width="0.372cm" svg:height="0.374cm" svg:x="3.176cm" svg:y="26.331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6">
        <draw:frame draw:style-name="gr3" draw:text-style-name="P3" draw:layer="layout" svg:width="0.372cm" svg:height="0.374cm" svg:x="3.176cm" svg:y="2.66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3.176cm" svg:y="3.214cm">
          <draw:text-box>
            <text:p text:style-name="P1"><text:span text:style-name="T3"><text:s/></text:span></text:p>
          </draw:text-box>
        </draw:frame>
        <draw:frame draw:style-name="gr35" draw:text-style-name="P5" draw:layer="layout" svg:width="3.372cm" svg:height="0.497cm" svg:x="3.176cm" svg:y="3.99cm">
          <draw:text-box>
            <text:p text:style-name="P1"><text:span text:style-name="T5">2 <text:s text:c="3"/></text:span><text:span text:style-name="T5">Ex</text:span><text:span text:style-name="T5">pe</text:span><text:span text:style-name="T5">ri</text:span><text:span text:style-name="T5">me</text:span><text:span text:style-name="T5">nts </text:span></text:p>
          </draw:text-box>
        </draw:frame>
        <draw:frame draw:style-name="gr3" draw:text-style-name="P3" draw:layer="layout" svg:width="0.372cm" svg:height="0.374cm" svg:x="3.176cm" svg:y="4.865cm">
          <draw:text-box>
            <text:p text:style-name="P1"><text:span text:style-name="T8">a)</text:span></text:p>
          </draw:text-box>
        </draw:frame>
        <draw:frame draw:style-name="gr28" draw:text-style-name="P3" draw:layer="layout" svg:width="0.372cm" svg:height="0.42cm" svg:x="3.472cm" svg:y="4.807cm">
          <draw:text-box>
            <text:p text:style-name="P1"><text:span text:style-name="T9"><text:s/></text:span></text:p>
          </draw:text-box>
        </draw:frame>
        <draw:frame draw:style-name="gr36" draw:text-style-name="P3" draw:layer="layout" svg:width="3.198cm" svg:height="0.374cm" svg:x="3.811cm" svg:y="4.865cm">
          <draw:text-box>
            <text:p text:style-name="P1"><text:span text:style-name="T8">Shu</text:span><text:span text:style-name="T8">ffle </text:span><text:span text:style-name="T8">corp</text:span><text:span text:style-name="T8">us </text:span><text:span text:style-name="T8">ord</text:span><text:span text:style-name="T8">er </text:span></text:p>
          </draw:text-box>
        </draw:frame>
        <draw:frame draw:style-name="gr37" draw:text-style-name="P3" draw:layer="layout" svg:width="14.514cm" svg:height="0.374cm" svg:x="3.176cm" svg:y="5.415cm">
          <draw:text-box>
            <text:p text:style-name="P1"><text:span text:style-name="T3">Simil</text:span><text:span text:style-name="T3">ar </text:span><text:span text:style-name="T3">sent</text:span><text:span text:style-name="T3">enc</text:span><text:span text:style-name="T3">e </text:span><text:span text:style-name="T3">stru</text:span><text:span text:style-name="T3">ctur</text:span><text:span text:style-name="T3">es </text:span><text:span text:style-name="T3">are </text:span><text:span text:style-name="T3">orde</text:span><text:span text:style-name="T3">red </text:span><text:span text:style-name="T3">toge</text:span><text:span text:style-name="T3">ther </text:span><text:span text:style-name="T3">in </text:span><text:span text:style-name="T3">the </text:span><text:span text:style-name="T3">corp</text:span><text:span text:style-name="T3">us </text:span><text:span text:style-name="T3">file, </text:span><text:span text:style-name="T3">so </text:span><text:span text:style-name="T3">we </text:span><text:span text:style-name="T3">nee</text:span><text:span text:style-name="T3">d </text:span><text:span text:style-name="T3">shu</text:span><text:span text:style-name="T3">ffle </text:span><text:span text:style-name="T3">the </text:span><text:span text:style-name="T3">orde</text:span><text:span text:style-name="T3">r </text:span></text:p>
          </draw:text-box>
        </draw:frame>
        <draw:frame draw:style-name="gr37" draw:text-style-name="P3" draw:layer="layout" svg:width="14.514cm" svg:height="0.374cm" svg:x="3.176cm" svg:y="5.965cm">
          <draw:text-box>
            <text:p text:style-name="P1"><text:span text:style-name="T3">befo</text:span><text:span text:style-name="T3">re </text:span><text:span text:style-name="T3">sepa</text:span><text:span text:style-name="T3">rate </text:span><text:span text:style-name="T3">the </text:span><text:span text:style-name="T3">train</text:span><text:span text:style-name="T3">ing </text:span><text:span text:style-name="T3">data </text:span><text:span text:style-name="T3">and </text:span><text:span text:style-name="T3">test </text:span><text:span text:style-name="T3">data</text:span><text:span text:style-name="T3">. </text:span><text:span text:style-name="T3">Oth</text:span><text:span text:style-name="T3">erwi</text:span><text:span text:style-name="T3">se, </text:span><text:span text:style-name="T3">som</text:span><text:span text:style-name="T3">e </text:span><text:span text:style-name="T3">stru</text:span><text:span text:style-name="T3">ctur</text:span><text:span text:style-name="T3">es </text:span><text:span text:style-name="T3">cann</text:span><text:span text:style-name="T3">ot </text:span><text:span text:style-name="T3">be </text:span><text:span text:style-name="T3">lear</text:span><text:span text:style-name="T3">ned. </text:span><text:span text:style-name="T3"><text:s text:c="2"/></text:span></text:p>
          </draw:text-box>
        </draw:frame>
        <draw:frame draw:style-name="gr3" draw:text-style-name="P3" draw:layer="layout" svg:width="0.372cm" svg:height="0.374cm" svg:x="3.176cm" svg:y="6.51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3.176cm" svg:y="7.066cm">
          <draw:text-box>
            <text:p text:style-name="P1"><text:span text:style-name="T8">b)</text:span></text:p>
          </draw:text-box>
        </draw:frame>
        <draw:frame draw:style-name="gr28" draw:text-style-name="P3" draw:layer="layout" svg:width="0.372cm" svg:height="0.42cm" svg:x="3.489cm" svg:y="7.008cm">
          <draw:text-box>
            <text:p text:style-name="P1"><text:span text:style-name="T9"><text:s/></text:span></text:p>
          </draw:text-box>
        </draw:frame>
        <draw:frame draw:style-name="gr38" draw:text-style-name="P3" draw:layer="layout" svg:width="1.556cm" svg:height="0.374cm" svg:x="3.811cm" svg:y="7.066cm">
          <draw:text-box>
            <text:p text:style-name="P1"><text:span text:style-name="T8">Data </text:span><text:span text:style-name="T8">split </text:span></text:p>
          </draw:text-box>
        </draw:frame>
        <draw:frame draw:style-name="gr39" draw:text-style-name="P3" draw:layer="layout" svg:width="15.001cm" svg:height="0.374cm" svg:x="3.176cm" svg:y="7.616cm">
          <draw:text-box>
            <text:p text:style-name="P1"><text:span text:style-name="T3">Her</text:span><text:span text:style-name="T3">e <text:s/>I <text:s/></text:span><text:span text:style-name="T3">used </text:span><text:span text:style-name="T3"><text:s/>550 </text:span><text:span text:style-name="T3"><text:s/></text:span><text:span text:style-name="T3">sent</text:span><text:span text:style-name="T3">enc</text:span><text:span text:style-name="T3">es <text:s/></text:span><text:span text:style-name="T3">as <text:s/></text:span><text:span text:style-name="T3">train</text:span><text:span text:style-name="T3">ing <text:s/></text:span><text:span text:style-name="T3">data</text:span><text:span text:style-name="T3">, <text:s/>50 </text:span><text:span text:style-name="T3"><text:s/></text:span><text:span text:style-name="T3">sent</text:span><text:span text:style-name="T3">enc</text:span><text:span text:style-name="T3">es <text:s/></text:span><text:span text:style-name="T3">as <text:s/></text:span><text:span text:style-name="T3">tune </text:span><text:span text:style-name="T3"><text:s/></text:span><text:span text:style-name="T3">data</text:span><text:span text:style-name="T3">, <text:s/></text:span><text:span text:style-name="T3">and <text:s/></text:span><text:span text:style-name="T3">the <text:s/></text:span><text:span text:style-name="T3">rest <text:s/></text:span><text:span text:style-name="T3">of <text:s/></text:span><text:span text:style-name="T3">280 </text:span></text:p>
          </draw:text-box>
        </draw:frame>
        <draw:frame draw:style-name="gr40" draw:text-style-name="P3" draw:layer="layout" svg:width="3.49cm" svg:height="0.374cm" svg:x="3.176cm" svg:y="8.167cm">
          <draw:text-box>
            <text:p text:style-name="P1"><text:span text:style-name="T3">sent</text:span><text:span text:style-name="T3">enc</text:span><text:span text:style-name="T3">es </text:span><text:span text:style-name="T3">as </text:span><text:span text:style-name="T3">test </text:span><text:span text:style-name="T3">data</text:span><text:span text:style-name="T3">. </text:span></text:p>
          </draw:text-box>
        </draw:frame>
        <draw:frame draw:style-name="gr3" draw:text-style-name="P3" draw:layer="layout" svg:width="0.372cm" svg:height="0.374cm" svg:x="3.176cm" svg:y="8.718cm">
          <draw:text-box>
            <text:p text:style-name="P1"><text:span text:style-name="T8">c)</text:span></text:p>
          </draw:text-box>
        </draw:frame>
        <draw:frame draw:style-name="gr28" draw:text-style-name="P3" draw:layer="layout" svg:width="0.372cm" svg:height="0.42cm" svg:x="3.447cm" svg:y="8.66cm">
          <draw:text-box>
            <text:p text:style-name="P1"><text:span text:style-name="T9"><text:s/></text:span></text:p>
          </draw:text-box>
        </draw:frame>
        <draw:frame draw:style-name="gr41" draw:text-style-name="P3" draw:layer="layout" svg:width="3.931cm" svg:height="0.374cm" svg:x="3.811cm" svg:y="8.718cm">
          <draw:text-box>
            <text:p text:style-name="P1"><text:span text:style-name="T8">Prep</text:span><text:span text:style-name="T8">arin</text:span><text:span text:style-name="T8">g </text:span><text:span text:style-name="T8">para</text:span><text:span text:style-name="T8">llel </text:span><text:span text:style-name="T8">corp</text:span><text:span text:style-name="T8">us </text:span></text:p>
          </draw:text-box>
        </draw:frame>
        <draw:frame draw:style-name="gr42" draw:text-style-name="P3" draw:layer="layout" svg:width="2.144cm" svg:height="0.374cm" svg:x="3.176cm" svg:y="9.269cm">
          <draw:text-box>
            <text:p text:style-name="P1"><text:span text:style-name="T3">==&gt; </text:span><text:span text:style-name="T3">nl.tx</text:span><text:span text:style-name="T3">t </text:span><text:span text:style-name="T3">&lt;== </text:span></text:p>
          </draw:text-box>
        </draw:frame>
        <draw:frame draw:style-name="gr43" draw:text-style-name="P3" draw:layer="layout" svg:width="4.362cm" svg:height="0.374cm" svg:x="3.176cm" svg:y="9.819cm">
          <draw:text-box>
            <text:p text:style-name="P1"><text:span text:style-name="T3">Give </text:span><text:span text:style-name="T3">me </text:span><text:span text:style-name="T3">the </text:span><text:span text:style-name="T3">citie</text:span><text:span text:style-name="T3">s in </text:span><text:span text:style-name="T3">Virgi</text:span><text:span text:style-name="T3">nia </text:span></text:p>
          </draw:text-box>
        </draw:frame>
        <draw:frame draw:style-name="gr44" draw:text-style-name="P3" draw:layer="layout" svg:width="8.786cm" svg:height="0.374cm" svg:x="3.176cm" svg:y="10.369cm">
          <draw:text-box>
            <text:p text:style-name="P1"><text:span text:style-name="T3">Wha</text:span><text:span text:style-name="T3">t are </text:span><text:span text:style-name="T3">the </text:span><text:span text:style-name="T3">high </text:span><text:span text:style-name="T3">poin</text:span><text:span text:style-name="T3">ts of </text:span><text:span text:style-name="T3">state</text:span><text:span text:style-name="T3">s </text:span><text:span text:style-name="T3">surr</text:span><text:span text:style-name="T3">oun</text:span><text:span text:style-name="T3">ding </text:span><text:span text:style-name="T3">Miss</text:span><text:span text:style-name="T3">issip</text:span><text:span text:style-name="T3">pi </text:span></text:p>
          </draw:text-box>
        </draw:frame>
        <draw:frame draw:style-name="gr45" draw:text-style-name="P3" draw:layer="layout" svg:width="4.29cm" svg:height="0.374cm" svg:x="3.176cm" svg:y="10.92cm">
          <draw:text-box>
            <text:p text:style-name="P1"><text:span text:style-name="T3">Na</text:span><text:span text:style-name="T3">me </text:span><text:span text:style-name="T3">the </text:span><text:span text:style-name="T3">river</text:span><text:span text:style-name="T3">s in </text:span><text:span text:style-name="T3">Arka</text:span><text:span text:style-name="T3">nsas </text:span></text:p>
          </draw:text-box>
        </draw:frame>
        <draw:frame draw:style-name="gr3" draw:text-style-name="P3" draw:layer="layout" svg:width="0.372cm" svg:height="0.374cm" svg:x="3.176cm" svg:y="11.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542cm" svg:height="0.374cm" svg:x="3.176cm" svg:y="12.02cm">
          <draw:text-box>
            <text:p text:style-name="P1"><text:span text:style-name="T3">==&gt; </text:span><text:span text:style-name="T3">MRL</text:span><text:span text:style-name="T3">.txt </text:span><text:span text:style-name="T3">&lt;== </text:span></text:p>
          </draw:text-box>
        </draw:frame>
        <draw:frame draw:style-name="gr46" draw:text-style-name="P3" draw:layer="layout" svg:width="4.295cm" svg:height="0.374cm" svg:x="3.176cm" svg:y="12.571cm">
          <draw:text-box>
            <text:p text:style-name="P1"><text:span text:style-name="T3">city( </text:span><text:span text:style-name="T3">loc_</text:span><text:span text:style-name="T3">2( st</text:span><text:span text:style-name="T3">atei</text:span><text:span text:style-name="T3">d( 'vi</text:span><text:span text:style-name="T3">rgini</text:span><text:span text:style-name="T3">a' </text:span></text:p>
          </draw:text-box>
        </draw:frame>
        <draw:frame draw:style-name="gr47" draw:text-style-name="P3" draw:layer="layout" svg:width="7.918cm" svg:height="0.374cm" svg:x="3.176cm" svg:y="13.121cm">
          <draw:text-box>
            <text:p text:style-name="P1"><text:span text:style-name="T3">high</text:span><text:span text:style-name="T3">_poi</text:span><text:span text:style-name="T3">nt_1</text:span><text:span text:style-name="T3">( stat</text:span><text:span text:style-name="T3">e( n</text:span><text:span text:style-name="T3">ext_</text:span><text:span text:style-name="T3">to_2</text:span><text:span text:style-name="T3">( stat</text:span><text:span text:style-name="T3">eid( </text:span><text:span text:style-name="T3">'mis</text:span><text:span text:style-name="T3">sissi</text:span><text:span text:style-name="T3">ppi' </text:span></text:p>
          </draw:text-box>
        </draw:frame>
        <draw:frame draw:style-name="gr48" draw:text-style-name="P3" draw:layer="layout" svg:width="4.676cm" svg:height="0.374cm" svg:x="3.176cm" svg:y="13.671cm">
          <draw:text-box>
            <text:p text:style-name="P1"><text:span text:style-name="T3">river</text:span><text:span text:style-name="T3">( loc</text:span><text:span text:style-name="T3">_2( s</text:span><text:span text:style-name="T3">tatei</text:span><text:span text:style-name="T3">d( 'a</text:span><text:span text:style-name="T3">rkan</text:span><text:span text:style-name="T3">sas' </text:span></text:p>
          </draw:text-box>
        </draw:frame>
        <draw:frame draw:style-name="gr3" draw:text-style-name="P3" draw:layer="layout" svg:width="0.372cm" svg:height="0.374cm" svg:x="3.176cm" svg:y="14.222cm">
          <draw:text-box>
            <text:p text:style-name="P1"><text:span text:style-name="T3"><text:s/></text:span></text:p>
          </draw:text-box>
        </draw:frame>
        <draw:frame draw:style-name="gr49" draw:text-style-name="P3" draw:layer="layout" svg:width="14.256cm" svg:height="0.374cm" svg:x="3.176cm" svg:y="14.773cm">
          <draw:text-box>
            <text:p text:style-name="P1"><text:span text:style-name="T3">Sinc</text:span><text:span text:style-name="T3">e all </text:span><text:span text:style-name="T3">targ</text:span><text:span text:style-name="T3">et </text:span><text:span text:style-name="T3">side </text:span><text:span text:style-name="T3">Mea</text:span><text:span text:style-name="T3">ning </text:span><text:span text:style-name="T3">repr</text:span><text:span text:style-name="T3">esen</text:span><text:span text:style-name="T3">t </text:span><text:span text:style-name="T3">sent</text:span><text:span text:style-name="T3">enc</text:span><text:span text:style-name="T3">es </text:span><text:span text:style-name="T3">have </text:span><text:span text:style-name="T3">the </text:span><text:span text:style-name="T3">sam</text:span><text:span text:style-name="T3">e </text:span><text:span text:style-name="T3">form </text:span><text:span text:style-name="T3">“ans</text:span><text:span text:style-name="T3">wer(</text:span><text:span text:style-name="T3">)”, it </text:span><text:span text:style-name="T3">was </text:span><text:span text:style-name="T3">bein</text:span><text:span text:style-name="T3">g </text:span></text:p>
          </draw:text-box>
        </draw:frame>
        <draw:frame draw:style-name="gr50" draw:text-style-name="P3" draw:layer="layout" svg:width="8.363cm" svg:height="0.374cm" svg:x="3.176cm" svg:y="15.323cm">
          <draw:text-box>
            <text:p text:style-name="P1"><text:span text:style-name="T3">rem</text:span><text:span text:style-name="T3">oved </text:span><text:span text:style-name="T3">on </text:span><text:span text:style-name="T3">train</text:span><text:span text:style-name="T3">ing </text:span><text:span text:style-name="T3">to </text:span><text:span text:style-name="T3">get </text:span><text:span text:style-name="T3">a </text:span><text:span text:style-name="T3">high</text:span><text:span text:style-name="T3">er </text:span><text:span text:style-name="T3">tran</text:span><text:span text:style-name="T3">slate </text:span><text:span text:style-name="T3">prec</text:span><text:span text:style-name="T3">ision</text:span><text:span text:style-name="T3">. </text:span></text:p>
          </draw:text-box>
        </draw:frame>
        <draw:frame draw:style-name="gr3" draw:text-style-name="P3" draw:layer="layout" svg:width="0.372cm" svg:height="0.374cm" svg:x="3.176cm" svg:y="15.873cm">
          <draw:text-box>
            <text:p text:style-name="P1"><text:span text:style-name="T3"><text:s/></text:span></text:p>
          </draw:text-box>
        </draw:frame>
        <draw:frame draw:style-name="gr51" draw:text-style-name="P3" draw:layer="layout" svg:width="14.726cm" svg:height="0.374cm" svg:x="3.176cm" svg:y="16.424cm">
          <draw:text-box>
            <text:p text:style-name="P1"><text:span text:style-name="T3">In </text:span><text:span text:style-name="T3">WAS</text:span><text:span text:style-name="T3">P, </text:span><text:span text:style-name="T3">the </text:span><text:span text:style-name="T3">SCF</text:span><text:span text:style-name="T3">G </text:span><text:span text:style-name="T3">lear</text:span><text:span text:style-name="T3">ning </text:span><text:span text:style-name="T3">algo</text:span><text:span text:style-name="T3">rith</text:span><text:span text:style-name="T3">m </text:span><text:span text:style-name="T3">assu</text:span><text:span text:style-name="T3">mes </text:span><text:span text:style-name="T3">that </text:span><text:span text:style-name="T3">an </text:span><text:span text:style-name="T3">una</text:span><text:span text:style-name="T3">mbi</text:span><text:span text:style-name="T3">guo</text:span><text:span text:style-name="T3">us, </text:span><text:span text:style-name="T3">cont</text:span><text:span text:style-name="T3">ext-</text:span><text:span text:style-name="T3">free </text:span><text:span text:style-name="T3">gra</text:span><text:span text:style-name="T3">mm</text:span><text:span text:style-name="T3">ar </text:span><text:span text:style-name="T3">(CFG</text:span><text:span text:style-name="T3">) </text:span></text:p>
          </draw:text-box>
        </draw:frame>
        <draw:frame draw:style-name="gr52" draw:text-style-name="P3" draw:layer="layout" svg:width="0.396cm" svg:height="0.374cm" svg:x="3.176cm" svg:y="16.974cm">
          <draw:text-box>
            <text:p text:style-name="P1"><text:span text:style-name="T3">of </text:span></text:p>
          </draw:text-box>
        </draw:frame>
        <draw:frame draw:style-name="gr53" draw:text-style-name="P3" draw:layer="layout" svg:width="0.59cm" svg:height="0.374cm" svg:x="3.696cm" svg:y="16.974cm">
          <draw:text-box>
            <text:p text:style-name="P1"><text:span text:style-name="T3">the </text:span></text:p>
          </draw:text-box>
        </draw:frame>
        <draw:frame draw:style-name="gr54" draw:text-style-name="P3" draw:layer="layout" svg:width="0.976cm" svg:height="0.374cm" svg:x="4.412cm" svg:y="16.974cm">
          <draw:text-box>
            <text:p text:style-name="P1"><text:span text:style-name="T3">targ</text:span><text:span text:style-name="T3">et </text:span></text:p>
          </draw:text-box>
        </draw:frame>
        <draw:frame draw:style-name="gr55" draw:text-style-name="P3" draw:layer="layout" svg:width="0.764cm" svg:height="0.374cm" svg:x="5.52cm" svg:y="16.974cm">
          <draw:text-box>
            <text:p text:style-name="P1"><text:span text:style-name="T3">MRL </text:span></text:p>
          </draw:text-box>
        </draw:frame>
        <draw:frame draw:style-name="gr3" draw:text-style-name="P3" draw:layer="layout" svg:width="0.372cm" svg:height="0.374cm" svg:x="6.409cm" svg:y="16.974cm">
          <draw:text-box>
            <text:p text:style-name="P1"><text:span text:style-name="T3">is </text:span></text:p>
          </draw:text-box>
        </draw:frame>
        <draw:frame draw:style-name="gr56" draw:text-style-name="P3" draw:layer="layout" svg:width="1.501cm" svg:height="0.374cm" svg:x="6.847cm" svg:y="16.974cm">
          <draw:text-box>
            <text:p text:style-name="P1"><text:span text:style-name="T3">avail</text:span><text:span text:style-name="T3">able</text:span><text:span text:style-name="T3">, </text:span></text:p>
          </draw:text-box>
        </draw:frame>
        <draw:frame draw:style-name="gr57" draw:text-style-name="P3" draw:layer="layout" svg:width="0.425cm" svg:height="0.374cm" svg:x="8.476cm" svg:y="16.974cm">
          <draw:text-box>
            <text:p text:style-name="P1"><text:span text:style-name="T3">so </text:span></text:p>
          </draw:text-box>
        </draw:frame>
        <draw:frame draw:style-name="gr3" draw:text-style-name="P3" draw:layer="layout" svg:width="0.372cm" svg:height="0.374cm" svg:x="9.026cm" svg:y="16.974cm">
          <draw:text-box>
            <text:p text:style-name="P1"><text:span text:style-name="T3">it </text:span></text:p>
          </draw:text-box>
        </draw:frame>
        <draw:frame draw:style-name="gr58" draw:text-style-name="P3" draw:layer="layout" svg:width="0.612cm" svg:height="0.374cm" svg:x="9.445cm" svg:y="16.974cm">
          <draw:text-box>
            <text:p text:style-name="P1"><text:span text:style-name="T3">can </text:span></text:p>
          </draw:text-box>
        </draw:frame>
        <draw:frame draw:style-name="gr59" draw:text-style-name="P3" draw:layer="layout" svg:width="0.861cm" svg:height="0.374cm" svg:x="10.181cm" svg:y="16.974cm">
          <draw:text-box>
            <text:p text:style-name="P1"><text:span text:style-name="T3">lear</text:span><text:span text:style-name="T3">n </text:span></text:p>
          </draw:text-box>
        </draw:frame>
        <draw:frame draw:style-name="gr60" draw:text-style-name="P3" draw:layer="layout" svg:width="1.598cm" svg:height="0.374cm" svg:x="11.167cm" svg:y="16.974cm">
          <draw:text-box>
            <text:p text:style-name="P1"><text:span text:style-name="T3">gra</text:span><text:span text:style-name="T3">mm</text:span><text:span text:style-name="T3">ars </text:span></text:p>
          </draw:text-box>
        </draw:frame>
        <draw:frame draw:style-name="gr61" draw:text-style-name="P3" draw:layer="layout" svg:width="0.701cm" svg:height="0.374cm" svg:x="12.889cm" svg:y="16.974cm">
          <draw:text-box>
            <text:p text:style-name="P1"><text:span text:style-name="T3">that </text:span></text:p>
          </draw:text-box>
        </draw:frame>
        <draw:frame draw:style-name="gr58" draw:text-style-name="P3" draw:layer="layout" svg:width="0.612cm" svg:height="0.374cm" svg:x="13.715cm" svg:y="16.974cm">
          <draw:text-box>
            <text:p text:style-name="P1"><text:span text:style-name="T3">can </text:span></text:p>
          </draw:text-box>
        </draw:frame>
        <draw:frame draw:style-name="gr62" draw:text-style-name="P3" draw:layer="layout" svg:width="1.424cm" svg:height="0.374cm" svg:x="14.455cm" svg:y="16.974cm">
          <draw:text-box>
            <text:p text:style-name="P1"><text:span text:style-name="T3">gen</text:span><text:span text:style-name="T3">erat</text:span><text:span text:style-name="T3">e </text:span></text:p>
          </draw:text-box>
        </draw:frame>
        <draw:frame draw:style-name="gr63" draw:text-style-name="P3" draw:layer="layout" svg:width="1.924cm" svg:height="0.374cm" svg:x="16.001cm" svg:y="16.974cm">
          <draw:text-box>
            <text:p text:style-name="P1"><text:span text:style-name="T3">well-</text:span><text:span text:style-name="T3">form</text:span><text:span text:style-name="T3">ed </text:span></text:p>
          </draw:text-box>
        </draw:frame>
        <draw:frame draw:style-name="gr64" draw:text-style-name="P3" draw:layer="layout" svg:width="10.949cm" svg:height="0.374cm" svg:x="3.176cm" svg:y="17.524cm">
          <draw:text-box>
            <text:p text:style-name="P1"><text:span text:style-name="T3">tran</text:span><text:span text:style-name="T3">slati</text:span><text:span text:style-name="T3">ons </text:span><text:span text:style-name="T3">even </text:span><text:span text:style-name="T3">they </text:span><text:span text:style-name="T3">have </text:span><text:span text:style-name="T3">dee</text:span><text:span text:style-name="T3">ply </text:span><text:span text:style-name="T3">nest</text:span><text:span text:style-name="T3">ed </text:span><text:span text:style-name="T3">stru</text:span><text:span text:style-name="T3">ctur</text:span><text:span text:style-name="T3">e, as </text:span><text:span text:style-name="T3">Figu</text:span><text:span text:style-name="T3">re 4 </text:span><text:span text:style-name="T3">sho</text:span><text:span text:style-name="T3">ws. <text:s text:c="2"/></text:span></text:p>
          </draw:text-box>
        </draw:frame>
        <draw:frame draw:style-name="gr3" draw:text-style-name="P3" draw:layer="layout" svg:width="0.372cm" svg:height="0.374cm" svg:x="3.176cm" svg:y="18.075cm">
          <draw:text-box>
            <text:p text:style-name="P1"><text:span text:style-name="T3"><text:s/></text:span></text:p>
          </draw:text-box>
        </draw:frame>
        <draw:frame draw:style-name="gr65" draw:text-style-name="P3" draw:layer="layout" svg:width="11.534cm" svg:height="0.374cm" svg:x="3.548cm" svg:y="18.625cm">
          <draw:text-box>
            <text:p text:style-name="P1"><text:span text:style-name="T3">*n:R</text:span><text:span text:style-name="T3">iver </text:span><text:span text:style-name="T3">-&gt; </text:span><text:span text:style-name="T3">({ th</text:span><text:span text:style-name="T3">e </text:span><text:span text:style-name="T3">long</text:span><text:span text:style-name="T3">est </text:span><text:span text:style-name="T3">*n:R</text:span><text:span text:style-name="T3">iver</text:span><text:span text:style-name="T3">#1 })</text:span><text:span text:style-name="T3">({ lo</text:span><text:span text:style-name="T3">nges</text:span><text:span text:style-name="T3">t </text:span><text:span text:style-name="T3">( *n:</text:span><text:span text:style-name="T3">Rive</text:span><text:span text:style-name="T3">r#1 ) </text:span><text:span text:style-name="T3">}) </text:span><text:span text:style-name="T3">weig</text:span><text:span text:style-name="T3">ht </text:span><text:span text:style-name="T3">0.74 </text:span></text:p>
          </draw:text-box>
        </draw:frame>
        <draw:frame draw:style-name="gr66" draw:text-style-name="P3" draw:layer="layout" svg:width="11.246cm" svg:height="0.374cm" svg:x="3.548cm" svg:y="19.175cm">
          <draw:text-box>
            <text:p text:style-name="P1"><text:span text:style-name="T3">*n:S</text:span><text:span text:style-name="T3">tate </text:span><text:span text:style-name="T3">-&gt; </text:span><text:span text:style-name="T3">({ W</text:span><text:span text:style-name="T3">hich </text:span><text:span text:style-name="T3">state </text:span><text:span text:style-name="T3">*n:S</text:span><text:span text:style-name="T3">tate</text:span><text:span text:style-name="T3">#1 })</text:span><text:span text:style-name="T3">({ sta</text:span><text:span text:style-name="T3">te </text:span><text:span text:style-name="T3">( *n:</text:span><text:span text:style-name="T3">Stat</text:span><text:span text:style-name="T3">e#1 </text:span><text:span text:style-name="T3">) }) </text:span><text:span text:style-name="T3">weig</text:span><text:span text:style-name="T3">ht </text:span><text:span text:style-name="T3">0.68 </text:span></text:p>
          </draw:text-box>
        </draw:frame>
        <draw:frame draw:style-name="gr67" draw:text-style-name="P3" draw:layer="layout" svg:width="14.027cm" svg:height="0.374cm" svg:x="3.548cm" svg:y="19.726cm">
          <draw:text-box>
            <text:p text:style-name="P1"><text:span text:style-name="T3">*n:</text:span><text:span text:style-name="T3">Que</text:span><text:span text:style-name="T3">ry -&gt; </text:span><text:span text:style-name="T3">({ *t</text:span><text:span text:style-name="T3">:Bou</text:span><text:span text:style-name="T3">nd </text:span><text:span text:style-name="T3">Wha</text:span><text:span text:style-name="T3">t is </text:span><text:span text:style-name="T3">*n:</text:span><text:span text:style-name="T3">Nu</text:span><text:span text:style-name="T3">m#1 </text:span><text:span text:style-name="T3">*t:B</text:span><text:span text:style-name="T3">oun</text:span><text:span text:style-name="T3">d })({ </text:span><text:span text:style-name="T3">ans</text:span><text:span text:style-name="T3">wer </text:span><text:span text:style-name="T3">( *n:</text:span><text:span text:style-name="T3">Nu</text:span><text:span text:style-name="T3">m#1 </text:span><text:span text:style-name="T3">) }) </text:span><text:span text:style-name="T3">weig</text:span><text:span text:style-name="T3">ht </text:span><text:span text:style-name="T3">0.81 </text:span></text:p>
          </draw:text-box>
        </draw:frame>
        <draw:frame draw:style-name="gr68" draw:text-style-name="P3" draw:layer="layout" svg:width="5.531cm" svg:height="0.374cm" svg:x="7.787cm" svg:y="20.277cm">
          <draw:text-box>
            <text:p text:style-name="P1"><text:span text:style-name="T3">Figu</text:span><text:span text:style-name="T3">re </text:span><text:span text:style-name="T3">4 : </text:span><text:span text:style-name="T3">SCF</text:span><text:span text:style-name="T3">G </text:span><text:span text:style-name="T3">with </text:span><text:span text:style-name="T3">weig</text:span><text:span text:style-name="T3">ht in </text:span><text:span text:style-name="T3">WAS</text:span><text:span text:style-name="T3">P </text:span></text:p>
          </draw:text-box>
        </draw:frame>
        <draw:frame draw:style-name="gr3" draw:text-style-name="P3" draw:layer="layout" svg:width="0.372cm" svg:height="0.374cm" svg:x="3.548cm" svg:y="20.82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3.176cm" svg:y="21.378cm">
          <draw:text-box>
            <text:p text:style-name="P1"><text:span text:style-name="T3"><text:s/></text:span></text:p>
          </draw:text-box>
        </draw:frame>
        <draw:frame draw:style-name="gr69" draw:text-style-name="P3" draw:layer="layout" svg:width="14.615cm" svg:height="0.374cm" svg:x="3.176cm" svg:y="21.928cm">
          <draw:text-box>
            <text:p text:style-name="P1"><text:span text:style-name="T3">Unli</text:span><text:span text:style-name="T3">ke </text:span><text:span text:style-name="T3">WAS</text:span><text:span text:style-name="T3">P, </text:span><text:span text:style-name="T3">cont</text:span><text:span text:style-name="T3">ext-</text:span><text:span text:style-name="T3">free </text:span><text:span text:style-name="T3">gra</text:span><text:span text:style-name="T3">mm</text:span><text:span text:style-name="T3">ar of </text:span><text:span text:style-name="T3">the </text:span><text:span text:style-name="T3">targ</text:span><text:span text:style-name="T3">et </text:span><text:span text:style-name="T3">MRL </text:span><text:span text:style-name="T3">was </text:span><text:span text:style-name="T3">not </text:span><text:span text:style-name="T3">used </text:span><text:span text:style-name="T3">in </text:span><text:span text:style-name="T3">the </text:span><text:span text:style-name="T3">who</text:span><text:span text:style-name="T3">le </text:span><text:span text:style-name="T3">proc</text:span><text:span text:style-name="T3">ess. </text:span><text:span text:style-name="T3">It </text:span><text:span text:style-name="T3">get </text:span><text:span text:style-name="T3">a </text:span></text:p>
          </draw:text-box>
        </draw:frame>
        <draw:frame draw:style-name="gr70" draw:text-style-name="P3" draw:layer="layout" svg:width="8.727cm" svg:height="0.374cm" svg:x="3.176cm" svg:y="22.478cm">
          <draw:text-box>
            <text:p text:style-name="P1"><text:span text:style-name="T3">total</text:span><text:span text:style-name="T3">ly </text:span><text:span text:style-name="T3">mes</text:span><text:span text:style-name="T3">s </text:span><text:span text:style-name="T3">stru</text:span><text:span text:style-name="T3">ctur</text:span><text:span text:style-name="T3">e in </text:span><text:span text:style-name="T3">tran</text:span><text:span text:style-name="T3">slati</text:span><text:span text:style-name="T3">ons </text:span><text:span text:style-name="T3">with</text:span><text:span text:style-name="T3">out </text:span><text:span text:style-name="T3">mec</text:span><text:span text:style-name="T3">hani</text:span><text:span text:style-name="T3">sm. </text:span></text:p>
          </draw:text-box>
        </draw:frame>
        <draw:frame draw:style-name="gr71" draw:text-style-name="P3" draw:layer="layout" svg:width="14.535cm" svg:height="0.374cm" svg:x="3.176cm" svg:y="23.029cm">
          <draw:text-box>
            <text:p text:style-name="P1"><text:span text:style-name="T3">In </text:span><text:span text:style-name="T3">this </text:span><text:span text:style-name="T3">expe</text:span><text:span text:style-name="T3">rime</text:span><text:span text:style-name="T3">nt, I </text:span><text:span text:style-name="T3">rem</text:span><text:span text:style-name="T3">oved </text:span><text:span text:style-name="T3">all </text:span><text:span text:style-name="T3">the </text:span><text:span text:style-name="T3">right </text:span><text:span text:style-name="T3">brac</text:span><text:span text:style-name="T3">ket </text:span><text:span text:style-name="T3">and </text:span><text:span text:style-name="T3">mad</text:span><text:span text:style-name="T3">e </text:span><text:span text:style-name="T3">the </text:span><text:span text:style-name="T3">left </text:span><text:span text:style-name="T3">brac</text:span><text:span text:style-name="T3">ket </text:span><text:span text:style-name="T3">as </text:span><text:span text:style-name="T3">part </text:span><text:span text:style-name="T3">of </text:span><text:span text:style-name="T3">the </text:span><text:span text:style-name="T3">wor</text:span><text:span text:style-name="T3">d, </text:span></text:p>
          </draw:text-box>
        </draw:frame>
        <draw:frame draw:style-name="gr72" draw:text-style-name="P3" draw:layer="layout" svg:width="11.191cm" svg:height="0.374cm" svg:x="3.176cm" svg:y="23.579cm">
          <draw:text-box>
            <text:p text:style-name="P1"><text:span text:style-name="T3">and </text:span><text:span text:style-name="T3">com</text:span><text:span text:style-name="T3">plet</text:span><text:span text:style-name="T3">e </text:span><text:span text:style-name="T3">the </text:span><text:span text:style-name="T3">brac</text:span><text:span text:style-name="T3">ket </text:span><text:span text:style-name="T3">form </text:span><text:span text:style-name="T3">by </text:span><text:span text:style-name="T3">addi</text:span><text:span text:style-name="T3">ng </text:span><text:span text:style-name="T3">right </text:span><text:span text:style-name="T3">brac</text:span><text:span text:style-name="T3">kets </text:span><text:span text:style-name="T3">after </text:span><text:span text:style-name="T3">tran</text:span><text:span text:style-name="T3">slati</text:span><text:span text:style-name="T3">on. <text:s text:c="2"/></text:span></text:p>
          </draw:text-box>
        </draw:frame>
        <draw:frame draw:style-name="gr3" draw:text-style-name="P3" draw:layer="layout" svg:width="0.372cm" svg:height="0.374cm" svg:x="3.176cm" svg:y="24.129cm">
          <draw:text-box>
            <text:p text:style-name="P1"><text:span text:style-name="T3"><text:s/></text:span></text:p>
          </draw:text-box>
        </draw:frame>
        <draw:frame draw:style-name="gr73" draw:text-style-name="P3" draw:layer="layout" svg:width="6.178cm" svg:height="0.374cm" svg:x="7.461cm" svg:y="24.68cm">
          <draw:text-box>
            <text:p text:style-name="P1"><text:span text:style-name="T3">Wha</text:span><text:span text:style-name="T3">t is </text:span><text:span text:style-name="T3">the </text:span><text:span text:style-name="T3">adja</text:span><text:span text:style-name="T3">cent </text:span><text:span text:style-name="T3">state </text:span><text:span text:style-name="T3">of </text:span><text:span text:style-name="T3">Calif</text:span><text:span text:style-name="T3">orni</text:span><text:span text:style-name="T3">a ? </text:span></text:p>
          </draw:text-box>
        </draw:frame>
        <draw:frame draw:style-name="gr74" draw:text-style-name="P3" draw:layer="layout" svg:width="7.817cm" svg:height="0.374cm" svg:x="7.313cm" svg:y="25.23cm">
          <draw:text-box>
            <text:p text:style-name="P1"><text:span text:style-name="T3">ans</text:span><text:span text:style-name="T3">wer( </text:span><text:span text:style-name="T3"><text:s text:c="3"/>sta</text:span><text:span text:style-name="T3">te( <text:s text:c="3"/></text:span><text:span text:style-name="T3">next</text:span><text:span text:style-name="T3">_to_</text:span><text:span text:style-name="T3">2( <text:s text:c="3"/></text:span><text:span text:style-name="T3">state</text:span><text:span text:style-name="T3">id( <text:s text:c="3"/></text:span><text:span text:style-name="T3">'calif</text:span><text:span text:style-name="T3">orni</text:span><text:span text:style-name="T3">a' </text:span></text:p>
          </draw:text-box>
        </draw:frame>
        <draw:frame draw:style-name="gr75" draw:text-style-name="P3" draw:layer="layout" svg:width="6.919cm" svg:height="0.374cm" svg:x="7.088cm" svg:y="25.781cm">
          <draw:text-box>
            <text:p text:style-name="P1"><text:span text:style-name="T3">ans</text:span><text:span text:style-name="T3">wer(</text:span><text:span text:style-name="T3">state</text:span><text:span text:style-name="T3">(nex</text:span><text:span text:style-name="T3">t_to</text:span><text:span text:style-name="T3">_2(st</text:span><text:span text:style-name="T3">atei</text:span><text:span text:style-name="T3">d('ca</text:span><text:span text:style-name="T3">lifor</text:span><text:span text:style-name="T3">nia')</text:span><text:span text:style-name="T3">))) </text:span></text:p>
          </draw:text-box>
        </draw:frame>
        <draw:frame draw:style-name="gr76" draw:text-style-name="P3" draw:layer="layout" svg:width="7.254cm" svg:height="0.374cm" svg:x="6.915cm" svg:y="26.331cm">
          <draw:text-box>
            <text:p text:style-name="P1"><text:span text:style-name="T3">Figu</text:span><text:span text:style-name="T3">re </text:span><text:span text:style-name="T3">5 : </text:span><text:span text:style-name="T3">to </text:span><text:span text:style-name="T3">add </text:span><text:span text:style-name="T3">right </text:span><text:span text:style-name="T3">brac</text:span><text:span text:style-name="T3">kets </text:span><text:span text:style-name="T3">after </text:span><text:span text:style-name="T3">tran</text:span><text:span text:style-name="T3">slati</text:span><text:span text:style-name="T3">on. </text:span></text:p>
          </draw:text-box>
        </draw:frame>
      </draw:page>
      <draw:page draw:name="page3" draw:style-name="dp1" draw:master-page-name="master-page36">
        <draw:frame draw:style-name="gr3" draw:text-style-name="P3" draw:layer="layout" svg:width="0.372cm" svg:height="0.374cm" svg:x="10.5cm" svg:y="2.66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3.21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3.176cm" svg:y="3.764cm">
          <draw:text-box>
            <text:p text:style-name="P1"><text:span text:style-name="T8">d)</text:span></text:p>
          </draw:text-box>
        </draw:frame>
        <draw:frame draw:style-name="gr28" draw:text-style-name="P3" draw:layer="layout" svg:width="0.372cm" svg:height="0.42cm" svg:x="3.489cm" svg:y="3.706cm">
          <draw:text-box>
            <text:p text:style-name="P1"><text:span text:style-name="T9"><text:s/></text:span></text:p>
          </draw:text-box>
        </draw:frame>
        <draw:frame draw:style-name="gr77" draw:text-style-name="P3" draw:layer="layout" svg:width="6.166cm" svg:height="0.374cm" svg:x="3.811cm" svg:y="3.764cm">
          <draw:text-box>
            <text:p text:style-name="P1"><text:span text:style-name="T8">Tan</text:span><text:span text:style-name="T8">ning</text:span><text:span text:style-name="T8">, </text:span><text:span text:style-name="T8">extr</text:span><text:span text:style-name="T8">acti</text:span><text:span text:style-name="T8">ng </text:span><text:span text:style-name="T8">gra</text:span><text:span text:style-name="T8">mm</text:span><text:span text:style-name="T8">ar, </text:span><text:span text:style-name="T8">dec</text:span><text:span text:style-name="T8">odi</text:span><text:span text:style-name="T8">ng. </text:span></text:p>
          </draw:text-box>
        </draw:frame>
        <draw:frame draw:style-name="gr78" draw:text-style-name="P3" draw:layer="layout" svg:width="9.523cm" svg:height="0.374cm" svg:x="3.811cm" svg:y="4.314cm">
          <draw:text-box>
            <text:p text:style-name="P1"><text:span text:style-name="T3">Prep</text:span><text:span text:style-name="T3">roce</text:span><text:span text:style-name="T3">ss </text:span><text:span text:style-name="T3">your </text:span><text:span text:style-name="T3">data </text:span><text:span text:style-name="T3">to </text:span><text:span text:style-name="T3">ada</text:span><text:span text:style-name="T3">pt </text:span><text:span text:style-name="T3">the </text:span><text:span text:style-name="T3">Josh</text:span><text:span text:style-name="T3">ua </text:span><text:span text:style-name="T3">or </text:span><text:span text:style-name="T3">Mos</text:span><text:span text:style-name="T3">es </text:span><text:span text:style-name="T3">file </text:span><text:span text:style-name="T3">form</text:span><text:span text:style-name="T3">at. </text:span></text:p>
          </draw:text-box>
        </draw:frame>
        <draw:frame draw:style-name="gr79" draw:text-style-name="P3" draw:layer="layout" svg:width="14.586cm" svg:height="0.374cm" svg:x="3.176cm" svg:y="4.865cm">
          <draw:text-box>
            <text:p text:style-name="P1"><text:span text:style-name="T3">Onc</text:span><text:span text:style-name="T3">e <text:s/>it <text:s/></text:span><text:span text:style-name="T3">gets <text:s/></text:span><text:span text:style-name="T3">the <text:s/></text:span><text:span text:style-name="T3">gra</text:span><text:span text:style-name="T3">mm</text:span><text:span text:style-name="T3">ar, <text:s/></text:span><text:span text:style-name="T3">then </text:span><text:span text:style-name="T3"><text:s/>add </text:span><text:span text:style-name="T3"><text:s/></text:span><text:span text:style-name="T3">your </text:span><text:span text:style-name="T3"><text:s/>own </text:span><text:span text:style-name="T3"><text:s/></text:span><text:span text:style-name="T3">rule</text:span><text:span text:style-name="T3">s <text:s/>to <text:s/></text:span><text:span text:style-name="T3">the <text:s/></text:span><text:span text:style-name="T3">gra</text:span><text:span text:style-name="T3">mm</text:span><text:span text:style-name="T3">ar <text:s/></text:span><text:span text:style-name="T3">such </text:span><text:span text:style-name="T3"><text:s/>as <text:s/></text:span><text:span text:style-name="T3">lake <text:s/></text:span><text:span text:style-name="T3">nam</text:span><text:span text:style-name="T3">es, </text:span></text:p>
          </draw:text-box>
        </draw:frame>
        <draw:frame draw:style-name="gr80" draw:text-style-name="P3" draw:layer="layout" svg:width="6.339cm" svg:height="0.374cm" svg:x="3.176cm" svg:y="5.415cm">
          <draw:text-box>
            <text:p text:style-name="P1"><text:span text:style-name="T3">mou</text:span><text:span text:style-name="T3">ntai</text:span><text:span text:style-name="T3">n </text:span><text:span text:style-name="T3">nam</text:span><text:span text:style-name="T3">es, </text:span><text:span text:style-name="T3">and </text:span><text:span text:style-name="T3">othe</text:span><text:span text:style-name="T3">r </text:span><text:span text:style-name="T3">plac</text:span><text:span text:style-name="T3">e </text:span><text:span text:style-name="T3">nam</text:span><text:span text:style-name="T3">es. </text:span></text:p>
          </draw:text-box>
        </draw:frame>
        <draw:frame draw:style-name="gr3" draw:text-style-name="P3" draw:layer="layout" svg:width="0.372cm" svg:height="0.374cm" svg:x="3.176cm" svg:y="5.965cm">
          <draw:text-box>
            <text:p text:style-name="P1"><text:span text:style-name="T3"><text:s/></text:span></text:p>
          </draw:text-box>
        </draw:frame>
        <draw:frame draw:style-name="gr81" draw:text-style-name="P5" draw:layer="layout" svg:width="2.618cm" svg:height="0.497cm" svg:x="3.176cm" svg:y="6.741cm">
          <draw:text-box>
            <text:p text:style-name="P1"><text:span text:style-name="T5">3 </text:span><text:span text:style-name="T5">Eva</text:span><text:span text:style-name="T5">lua</text:span><text:span text:style-name="T5">tio</text:span><text:span text:style-name="T5">n </text:span></text:p>
          </draw:text-box>
        </draw:frame>
        <draw:frame draw:style-name="gr82" draw:text-style-name="P3" draw:layer="layout" svg:width="15.094cm" svg:height="0.374cm" svg:x="3.176cm" svg:y="7.616cm">
          <draw:text-box>
            <text:p text:style-name="P1"><text:span text:style-name="T3">A <text:s/></text:span><text:span text:style-name="T3">tran</text:span><text:span text:style-name="T3">slati</text:span><text:span text:style-name="T3">on <text:s/></text:span><text:span text:style-name="T3">is <text:s/></text:span><text:span text:style-name="T3">corr</text:span><text:span text:style-name="T3">ect <text:s/></text:span><text:span text:style-name="T3">if <text:s/></text:span><text:span text:style-name="T3">we <text:s/></text:span><text:span text:style-name="T3">can <text:s/></text:span><text:span text:style-name="T3">get <text:s/></text:span><text:span text:style-name="T3">the <text:s/></text:span><text:span text:style-name="T3">sam</text:span><text:span text:style-name="T3">e <text:s/></text:span><text:span text:style-name="T3">ans</text:span><text:span text:style-name="T3">wer <text:s/></text:span><text:span text:style-name="T3">from </text:span><text:span text:style-name="T3"><text:s/>the <text:s/></text:span><text:span text:style-name="T3">GEO</text:span><text:span text:style-name="T3">QUE</text:span><text:span text:style-name="T3">RY <text:s/></text:span><text:span text:style-name="T3">data</text:span><text:span text:style-name="T3">base </text:span><text:span text:style-name="T3"><text:s/>as <text:s/></text:span><text:span text:style-name="T3">the </text:span></text:p>
          </draw:text-box>
        </draw:frame>
        <draw:frame draw:style-name="gr83" draw:text-style-name="P3" draw:layer="layout" svg:width="2.555cm" svg:height="0.374cm" svg:x="3.176cm" svg:y="8.167cm">
          <draw:text-box>
            <text:p text:style-name="P1"><text:span text:style-name="T3">refer</text:span><text:span text:style-name="T3">enc</text:span><text:span text:style-name="T3">e </text:span><text:span text:style-name="T3">quer</text:span><text:span text:style-name="T3">y. </text:span></text:p>
          </draw:text-box>
        </draw:frame>
        <draw:frame draw:style-name="gr84" draw:text-style-name="P3" draw:layer="layout" svg:width="14.442cm" svg:height="0.374cm" svg:x="3.176cm" svg:y="8.718cm">
          <draw:text-box>
            <text:p text:style-name="P1"><text:span text:style-name="T3">Her</text:span><text:span text:style-name="T3">e in </text:span><text:span text:style-name="T3">the </text:span><text:span text:style-name="T3">eval</text:span><text:span text:style-name="T3">uati</text:span><text:span text:style-name="T3">on </text:span><text:span text:style-name="T3">mod</text:span><text:span text:style-name="T3">ule </text:span><text:span text:style-name="T3">in </text:span><text:span text:style-name="T3">WAS</text:span><text:span text:style-name="T3">P, it </text:span><text:span text:style-name="T3">uses </text:span><text:span text:style-name="T3">a </text:span><text:span text:style-name="T3">Prol</text:span><text:span text:style-name="T3">og </text:span><text:span text:style-name="T3">deve</text:span><text:span text:style-name="T3">lop</text:span><text:span text:style-name="T3">men</text:span><text:span text:style-name="T3">t </text:span><text:span text:style-name="T3">syste</text:span><text:span text:style-name="T3">m </text:span><text:span text:style-name="T3">SICS</text:span><text:span text:style-name="T3">tus </text:span><text:span text:style-name="T3">to </text:span><text:span text:style-name="T3">retri</text:span><text:span text:style-name="T3">eve </text:span></text:p>
          </draw:text-box>
        </draw:frame>
        <draw:frame draw:style-name="gr85" draw:text-style-name="P3" draw:layer="layout" svg:width="5.908cm" svg:height="0.374cm" svg:x="3.176cm" svg:y="9.269cm">
          <draw:text-box>
            <text:p text:style-name="P1"><text:span text:style-name="T3">the </text:span><text:span text:style-name="T3">ans</text:span><text:span text:style-name="T3">wer </text:span><text:span text:style-name="T3">from </text:span><text:span text:style-name="T3">GEO</text:span><text:span text:style-name="T3">QUE</text:span><text:span text:style-name="T3">RY </text:span><text:span text:style-name="T3">data</text:span><text:span text:style-name="T3">base</text:span><text:span text:style-name="T3">. </text:span></text:p>
          </draw:text-box>
        </draw:frame>
        <draw:frame draw:style-name="gr3" draw:text-style-name="P3" draw:layer="layout" svg:width="0.372cm" svg:height="0.374cm" svg:x="3.176cm" svg:y="9.819cm">
          <draw:text-box>
            <text:p text:style-name="P1"><text:span text:style-name="T3"><text:s/></text:span></text:p>
          </draw:text-box>
        </draw:frame>
        <draw:frame draw:style-name="gr86" draw:text-style-name="P3" draw:layer="layout" svg:width="1.01cm" svg:height="0.374cm" svg:x="3.176cm" svg:y="10.369cm">
          <draw:text-box>
            <text:p text:style-name="P1"><text:span text:style-name="T3">Hire</text:span><text:span text:style-name="T3">o: </text:span></text:p>
          </draw:text-box>
        </draw:frame>
        <draw:frame draw:style-name="gr87" draw:text-style-name="P3" draw:layer="layout" svg:width="7.588cm" svg:height="0.374cm" svg:x="3.176cm" svg:y="10.92cm">
          <draw:text-box>
            <text:p text:style-name="P1"><text:span text:style-name="T3">Got </text:span><text:span text:style-name="T3">126 </text:span><text:span text:style-name="T3">corr</text:span><text:span text:style-name="T3">ect </text:span><text:span text:style-name="T3">tran</text:span><text:span text:style-name="T3">slati</text:span><text:span text:style-name="T3">ons </text:span><text:span text:style-name="T3">of </text:span><text:span text:style-name="T3">280 </text:span><text:span text:style-name="T3">test </text:span><text:span text:style-name="T3">sent</text:span><text:span text:style-name="T3">enc</text:span><text:span text:style-name="T3">es </text:span></text:p>
          </draw:text-box>
        </draw:frame>
        <draw:frame draw:style-name="gr88" draw:text-style-name="P3" draw:layer="layout" svg:width="2.178cm" svg:height="0.374cm" svg:x="3.176cm" svg:y="11.47cm">
          <draw:text-box>
            <text:p text:style-name="P1"><text:span text:style-name="T3">Prec</text:span><text:span text:style-name="T3">ision </text:span><text:span text:style-name="T3">45% </text:span></text:p>
          </draw:text-box>
        </draw:frame>
        <draw:frame draw:style-name="gr3" draw:text-style-name="P3" draw:layer="layout" svg:width="0.372cm" svg:height="0.374cm" svg:x="3.176cm" svg:y="12.02cm">
          <draw:text-box>
            <text:p text:style-name="P1"><text:span text:style-name="T3"><text:s/></text:span></text:p>
          </draw:text-box>
        </draw:frame>
        <draw:frame draw:style-name="gr89" draw:text-style-name="P3" draw:layer="layout" svg:width="3.651cm" svg:height="0.374cm" svg:x="3.176cm" svg:y="12.571cm">
          <draw:text-box>
            <text:p text:style-name="P1"><text:span text:style-name="T3">Phra</text:span><text:span text:style-name="T3">se-</text:span><text:span text:style-name="T3">base</text:span><text:span text:style-name="T3">d in </text:span><text:span text:style-name="T3">Mos</text:span><text:span text:style-name="T3">es: </text:span></text:p>
          </draw:text-box>
        </draw:frame>
        <draw:frame draw:style-name="gr90" draw:text-style-name="P3" draw:layer="layout" svg:width="7.398cm" svg:height="0.374cm" svg:x="3.176cm" svg:y="13.121cm">
          <draw:text-box>
            <text:p text:style-name="P1"><text:span text:style-name="T3">Got </text:span><text:span text:style-name="T3">33 </text:span><text:span text:style-name="T3">corr</text:span><text:span text:style-name="T3">ect </text:span><text:span text:style-name="T3">tran</text:span><text:span text:style-name="T3">slati</text:span><text:span text:style-name="T3">ons </text:span><text:span text:style-name="T3">of </text:span><text:span text:style-name="T3">280 </text:span><text:span text:style-name="T3">test </text:span><text:span text:style-name="T3">sent</text:span><text:span text:style-name="T3">enc</text:span><text:span text:style-name="T3">es </text:span></text:p>
          </draw:text-box>
        </draw:frame>
        <draw:frame draw:style-name="gr91" draw:text-style-name="P3" draw:layer="layout" svg:width="2.462cm" svg:height="0.374cm" svg:x="3.176cm" svg:y="13.671cm">
          <draw:text-box>
            <text:p text:style-name="P1"><text:span text:style-name="T3">Precision 11.8% </text:span></text:p>
          </draw:text-box>
        </draw:frame>
        <draw:frame draw:style-name="gr3" draw:text-style-name="P3" draw:layer="layout" svg:width="0.372cm" svg:height="0.374cm" svg:x="3.176cm" svg:y="14.222cm">
          <draw:text-box>
            <text:p text:style-name="P1"><text:span text:style-name="T3"><text:s/></text:span></text:p>
          </draw:text-box>
        </draw:frame>
        <draw:frame draw:style-name="gr92" draw:text-style-name="P3" draw:layer="layout" svg:width="2.085cm" svg:height="0.374cm" svg:x="3.176cm" svg:y="14.773cm">
          <draw:text-box>
            <text:p text:style-name="P1"><text:span text:style-name="T3">t</text:span><text:span text:style-name="T3">h</text:span><text:span text:style-name="T3">r</text:span><text:span text:style-name="T3">a</text:span><text:span text:style-name="T3">x</text:span><text:span text:style-name="T3">-</text:span><text:span text:style-name="T3">p</text:span><text:span text:style-name="T3">h</text:span><text:span text:style-name="T3">r</text:span><text:span text:style-name="T3">a</text:span><text:span text:style-name="T3">s</text:span><text:span text:style-name="T3">e</text:span><text:span text:style-name="T3">: </text:span></text:p>
          </draw:text-box>
        </draw:frame>
        <draw:frame draw:style-name="gr90" draw:text-style-name="P3" draw:layer="layout" svg:width="7.398cm" svg:height="0.374cm" svg:x="3.176cm" svg:y="15.323cm">
          <draw:text-box>
            <text:p text:style-name="P1"><text:span text:style-name="T3">Got 41 correct translations of 280 test sentences </text:span></text:p>
          </draw:text-box>
        </draw:frame>
        <draw:frame draw:style-name="gr91" draw:text-style-name="P3" draw:layer="layout" svg:width="2.462cm" svg:height="0.374cm" svg:x="3.176cm" svg:y="15.873cm">
          <draw:text-box>
            <text:p text:style-name="P1"><text:span text:style-name="T3">Precision 14.6% </text:span></text:p>
          </draw:text-box>
        </draw:frame>
        <draw:frame draw:style-name="gr3" draw:text-style-name="P3" draw:layer="layout" svg:width="0.372cm" svg:height="0.374cm" svg:x="3.176cm" svg:y="16.42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16.97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17.52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18.0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18.62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19.1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10.5cm" svg:y="19.7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3.176cm" svg:y="20.2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372cm" svg:height="0.374cm" svg:x="8.257cm" svg:y="20.277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6">
        <draw:frame draw:style-name="gr3" draw:text-style-name="P3" draw:layer="layout" svg:width="0.372cm" svg:height="0.374cm" svg:x="10.5cm" svg:y="2.663cm">
          <draw:text-box>
            <text:p text:style-name="P1"><text:span text:style-name="T3"><text:s/></text:span></text:p>
          </draw:text-box>
        </draw:frame>
        <draw:frame draw:style-name="gr93" draw:text-style-name="P6" draw:layer="layout" svg:width="2.356cm" svg:height="0.564cm" svg:x="9.383cm" svg:y="3.41cm">
          <draw:text-box>
            <text:p text:style-name="P1"><text:span text:style-name="T10">Ap</text:span><text:span text:style-name="T10">pe</text:span><text:span text:style-name="T10">nd</text:span><text:span text:style-name="T10">ix </text:span></text:p>
          </draw:text-box>
        </draw:frame>
        <draw:frame draw:style-name="gr4" draw:text-style-name="P4" draw:layer="layout" svg:width="0.422cm" svg:height="0.425cm" svg:x="3.176cm" svg:y="4.293cm">
          <draw:text-box>
            <text:p text:style-name="P1"><text:span text:style-name="T4"><text:s/></text:span></text:p>
          </draw:text-box>
        </draw:frame>
        <draw:frame draw:style-name="gr4" draw:text-style-name="P4" draw:layer="layout" svg:width="0.422cm" svg:height="0.425cm" svg:x="3.176cm" svg:y="4.844cm">
          <draw:text-box>
            <text:p text:style-name="P1"><text:span text:style-name="T4"><text:s/></text:span></text:p>
          </draw:text-box>
        </draw:frame>
        <draw:frame draw:style-name="gr94" draw:text-style-name="P4" draw:layer="layout" svg:width="14.4cm" svg:height="0.425cm" svg:x="3.176cm" svg:y="5.394cm">
          <draw:text-box>
            <text:p text:style-name="P1"><text:span text:style-name="T11">Her</text:span><text:span text:style-name="T11">e is </text:span><text:span text:style-name="T11">the </text:span><text:span text:style-name="T11">co</text:span><text:span text:style-name="T11">mm</text:span><text:span text:style-name="T11">and </text:span><text:span text:style-name="T11">for </text:span><text:span text:style-name="T11">hier</text:span><text:span text:style-name="T11">o </text:span><text:span text:style-name="T11">tran</text:span><text:span text:style-name="T11">slat</text:span><text:span text:style-name="T11">e </text:span><text:span text:style-name="T11">mo</text:span><text:span text:style-name="T11">del, </text:span><text:span text:style-name="T11">to </text:span><text:span text:style-name="T11">use </text:span><text:span text:style-name="T11">pha</text:span><text:span text:style-name="T11">se-</text:span><text:span text:style-name="T11">bas</text:span><text:span text:style-name="T11">e in </text:span><text:span text:style-name="T11">mo</text:span><text:span text:style-name="T11">se, </text:span><text:span text:style-name="T11">cha</text:span><text:span text:style-name="T11">nge </text:span></text:p>
          </draw:text-box>
        </draw:frame>
        <draw:frame draw:style-name="gr95" draw:text-style-name="P4" draw:layer="layout" svg:width="4.858cm" svg:height="0.425cm" svg:x="3.176cm" svg:y="5.944cm">
          <draw:text-box>
            <text:p text:style-name="P1"><text:span text:style-name="T11">--</text:span><text:span text:style-name="T11">typ</text:span><text:span text:style-name="T11">e </text:span><text:span text:style-name="T11">hier</text:span><text:span text:style-name="T11">o to </text:span><text:span text:style-name="T11">–</text:span><text:span text:style-name="T11">tpye </text:span><text:span text:style-name="T11">mo</text:span><text:span text:style-name="T11">ses </text:span></text:p>
          </draw:text-box>
        </draw:frame>
        <draw:frame draw:style-name="gr4" draw:text-style-name="P4" draw:layer="layout" svg:width="0.422cm" svg:height="0.425cm" svg:x="3.176cm" svg:y="6.495cm">
          <draw:text-box>
            <text:p text:style-name="P1"><text:span text:style-name="T11"><text:s/></text:span></text:p>
          </draw:text-box>
        </draw:frame>
        <draw:frame draw:style-name="gr96" draw:text-style-name="P4" draw:layer="layout" svg:width="14.527cm" svg:height="0.425cm" svg:x="3.176cm" svg:y="7.045cm">
          <draw:text-box>
            <text:p text:style-name="P1"><text:span text:style-name="T11">$JO</text:span><text:span text:style-name="T11">SHU</text:span><text:span text:style-name="T11">A/b</text:span><text:span text:style-name="T11">in/p</text:span><text:span text:style-name="T11">ipel</text:span><text:span text:style-name="T11">ine.</text:span><text:span text:style-name="T11">pl </text:span><text:span text:style-name="T11">--so</text:span><text:span text:style-name="T11">urc</text:span><text:span text:style-name="T11">e nl </text:span><text:span text:style-name="T11">--ta</text:span><text:span text:style-name="T11">rget </text:span><text:span text:style-name="T11">mr <text:s/></text:span><text:span text:style-name="T11"><text:s text:c="2"/></text:span><text:span text:style-name="T11">--ty</text:span><text:span text:style-name="T11">pe </text:span><text:span text:style-name="T11">hier</text:span><text:span text:style-name="T11">o </text:span><text:span text:style-name="T11">--no</text:span><text:span text:style-name="T11">-</text:span><text:span text:style-name="T11">pre</text:span><text:span text:style-name="T11">par</text:span><text:span text:style-name="T11">e </text:span><text:span text:style-name="T11">--ali</text:span><text:span text:style-name="T11">gne</text:span><text:span text:style-name="T11">r </text:span></text:p>
          </draw:text-box>
        </draw:frame>
        <draw:frame draw:style-name="gr97" draw:text-style-name="P4" draw:layer="layout" svg:width="14.463cm" svg:height="0.425cm" svg:x="3.176cm" svg:y="7.595cm">
          <draw:text-box>
            <text:p text:style-name="P1"><text:span text:style-name="T11">ber</text:span><text:span text:style-name="T11">kele</text:span><text:span text:style-name="T11">y </text:span><text:span text:style-name="T11">--l</text:span><text:span text:style-name="T11">m-</text:span><text:span text:style-name="T11">gen </text:span><text:span text:style-name="T11">ber</text:span><text:span text:style-name="T11">kele</text:span><text:span text:style-name="T11">ylm </text:span><text:span text:style-name="T11"><text:s text:c="3"/></text:span><text:span text:style-name="T11">--l</text:span><text:span text:style-name="T11">m </text:span><text:span text:style-name="T11">ber</text:span><text:span text:style-name="T11">kele</text:span><text:span text:style-name="T11">ylm </text:span><text:span text:style-name="T11">--co</text:span><text:span text:style-name="T11">rpu</text:span><text:span text:style-name="T11">s </text:span><text:span text:style-name="T11">nl-</text:span><text:span text:style-name="T11">mr/</text:span><text:span text:style-name="T11">trai</text:span><text:span text:style-name="T11">nin</text:span><text:span text:style-name="T11">g.nl</text:span><text:span text:style-name="T11">-mr </text:span><text:span text:style-name="T11">--tu</text:span><text:span text:style-name="T11">ne </text:span></text:p>
          </draw:text-box>
        </draw:frame>
        <draw:frame draw:style-name="gr98" draw:text-style-name="P4" draw:layer="layout" svg:width="7.36cm" svg:height="0.425cm" svg:x="3.176cm" svg:y="8.146cm">
          <draw:text-box>
            <text:p text:style-name="P1"><text:span text:style-name="T11">nl-</text:span><text:span text:style-name="T11">mr/</text:span><text:span text:style-name="T11">dev.</text:span><text:span text:style-name="T11">nl-</text:span><text:span text:style-name="T11">mr </text:span><text:span text:style-name="T11">--te</text:span><text:span text:style-name="T11">st </text:span><text:span text:style-name="T11">nl-</text:span><text:span text:style-name="T11">mr/</text:span><text:span text:style-name="T11">devt</text:span><text:span text:style-name="T11">est.</text:span><text:span text:style-name="T11">nl-</text:span><text:span text:style-name="T11">mr </text:span></text:p>
          </draw:text-box>
        </draw:frame>
        <draw:frame draw:style-name="gr4" draw:text-style-name="P4" draw:layer="layout" svg:width="0.422cm" svg:height="0.425cm" svg:x="3.176cm" svg:y="8.697cm">
          <draw:text-box>
            <text:p text:style-name="P1"><text:span text:style-name="T4"><text:s/></text:span></text:p>
          </draw:text-box>
        </draw:frame>
        <draw:frame draw:style-name="gr99" draw:text-style-name="P4" draw:layer="layout" svg:width="14.23cm" svg:height="0.425cm" svg:x="3.176cm" svg:y="9.247cm">
          <draw:text-box>
            <text:p text:style-name="P1"><text:span text:style-name="T11">Her</text:span><text:span text:style-name="T11">e is </text:span><text:span text:style-name="T11">the </text:span><text:span text:style-name="T11">list </text:span><text:span text:style-name="T11">the </text:span><text:span text:style-name="T11">mai</text:span><text:span text:style-name="T11">n </text:span><text:span text:style-name="T11">step</text:span><text:span text:style-name="T11">s in </text:span><text:span text:style-name="T11">hier</text:span><text:span text:style-name="T11">o </text:span><text:span text:style-name="T11">tran</text:span><text:span text:style-name="T11">slat</text:span><text:span text:style-name="T11">e </text:span><text:span text:style-name="T11">mo</text:span><text:span text:style-name="T11">del, </text:span><text:span text:style-name="T11">inst</text:span><text:span text:style-name="T11">ead </text:span><text:span text:style-name="T11">of </text:span><text:span text:style-name="T11">usin</text:span><text:span text:style-name="T11">g </text:span><text:span text:style-name="T11">pip</text:span><text:span text:style-name="T11">elin</text:span><text:span text:style-name="T11">e.pl </text:span></text:p>
          </draw:text-box>
        </draw:frame>
        <draw:frame draw:style-name="gr100" draw:text-style-name="P4" draw:layer="layout" svg:width="13.921cm" svg:height="0.425cm" svg:x="3.176cm" svg:y="9.798cm">
          <draw:text-box>
            <text:p text:style-name="P1"><text:span text:style-name="T11">dire</text:span><text:span text:style-name="T11">ctly, </text:span><text:span text:style-name="T11">you </text:span><text:span text:style-name="T11">exc</text:span><text:span text:style-name="T11">use </text:span><text:span text:style-name="T11">the</text:span><text:span text:style-name="T11">se </text:span><text:span text:style-name="T11">co</text:span><text:span text:style-name="T11">mm</text:span><text:span text:style-name="T11">and </text:span><text:span text:style-name="T11">one </text:span><text:span text:style-name="T11">by </text:span><text:span text:style-name="T11">one </text:span><text:span text:style-name="T11">acc</text:span><text:span text:style-name="T11">ordi</text:span><text:span text:style-name="T11">ng </text:span><text:span text:style-name="T11">to </text:span><text:span text:style-name="T11">you</text:span><text:span text:style-name="T11">r </text:span><text:span text:style-name="T11">nee</text:span><text:span text:style-name="T11">ds </text:span><text:span text:style-name="T11">suc</text:span><text:span text:style-name="T11">h as </text:span></text:p>
          </draw:text-box>
        </draw:frame>
        <draw:frame draw:style-name="gr101" draw:text-style-name="P4" draw:layer="layout" svg:width="10.615cm" svg:height="0.425cm" svg:x="3.176cm" svg:y="10.348cm">
          <draw:text-box>
            <text:p text:style-name="P1"><text:span text:style-name="T11">cha</text:span><text:span text:style-name="T11">nge </text:span><text:span text:style-name="T11">the </text:span><text:span text:style-name="T11">par</text:span><text:span text:style-name="T11">am</text:span><text:span text:style-name="T11">eter </text:span><text:span text:style-name="T11">in </text:span><text:span text:style-name="T11">con</text:span><text:span text:style-name="T11">fig </text:span><text:span text:style-name="T11">file, </text:span><text:span text:style-name="T11">add </text:span><text:span text:style-name="T11">you</text:span><text:span text:style-name="T11">r </text:span><text:span text:style-name="T11">initi</text:span><text:span text:style-name="T11">al </text:span><text:span text:style-name="T11">gra</text:span><text:span text:style-name="T11">mm</text:span><text:span text:style-name="T11">ar. </text:span></text:p>
          </draw:text-box>
        </draw:frame>
        <draw:frame draw:style-name="gr4" draw:text-style-name="P4" draw:layer="layout" svg:width="0.422cm" svg:height="0.425cm" svg:x="3.176cm" svg:y="10.898cm">
          <draw:text-box>
            <text:p text:style-name="P1"><text:span text:style-name="T4"><text:s/></text:span></text:p>
          </draw:text-box>
        </draw:frame>
        <draw:frame draw:style-name="gr102" draw:text-style-name="P4" draw:layer="layout" svg:width="2.889cm" svg:height="0.425cm" svg:x="3.176cm" svg:y="11.449cm">
          <draw:text-box>
            <text:p text:style-name="P1"><text:span text:style-name="T11"><text:s text:c="2"/></text:span><text:span text:style-name="T11">[Ali</text:span><text:span text:style-name="T11">gn</text:span><text:span text:style-name="T11">me</text:span><text:span text:style-name="T11">nts] </text:span><text:span text:style-name="T11"><text:s text:c="4"/></text:span></text:p>
          </draw:text-box>
        </draw:frame>
        <draw:frame draw:style-name="gr103" draw:text-style-name="P4" draw:layer="layout" svg:width="13.511cm" svg:height="0.425cm" svg:x="3.176cm" svg:y="11.999cm">
          <draw:text-box>
            <text:p text:style-name="P1"><text:span text:style-name="T11"><text:s text:c="2"/></text:span><text:span text:style-name="T11">java </text:span><text:span text:style-name="T11">-d6</text:span><text:span text:style-name="T11">4 </text:span><text:span text:style-name="T11">-Xm</text:span><text:span text:style-name="T11">x10</text:span><text:span text:style-name="T11">g </text:span><text:span text:style-name="T11">-jar </text:span><text:span text:style-name="T11">/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li</text:span><text:span text:style-name="T11">b/b</text:span><text:span text:style-name="T11">erk</text:span><text:span text:style-name="T11">eley</text:span><text:span text:style-name="T11">alig</text:span><text:span text:style-name="T11">ner.</text:span><text:span text:style-name="T11">jar </text:span></text:p>
          </draw:text-box>
        </draw:frame>
        <draw:frame draw:style-name="gr104" draw:text-style-name="P4" draw:layer="layout" svg:width="5.662cm" svg:height="0.425cm" svg:x="3.176cm" svg:y="12.549cm">
          <draw:text-box>
            <text:p text:style-name="P1"><text:span text:style-name="T11">+</text:span><text:span text:style-name="T11">+ali</text:span><text:span text:style-name="T11">gn</text:span><text:span text:style-name="T11">me</text:span><text:span text:style-name="T11">nts/</text:span><text:span text:style-name="T11">0/w</text:span><text:span text:style-name="T11">ord-</text:span><text:span text:style-name="T11">alig</text:span><text:span text:style-name="T11">n.co</text:span><text:span text:style-name="T11">nf </text:span></text:p>
          </draw:text-box>
        </draw:frame>
        <draw:frame draw:style-name="gr4" draw:text-style-name="P4" draw:layer="layout" svg:width="0.422cm" svg:height="0.425cm" svg:x="3.176cm" svg:y="13.1cm">
          <draw:text-box>
            <text:p text:style-name="P1"><text:span text:style-name="T11"><text:s/></text:span></text:p>
          </draw:text-box>
        </draw:frame>
        <draw:frame draw:style-name="gr4" draw:text-style-name="P4" draw:layer="layout" svg:width="0.422cm" svg:height="0.425cm" svg:x="3.176cm" svg:y="13.65cm">
          <draw:text-box>
            <text:p text:style-name="P1"><text:span text:style-name="T11"><text:s/></text:span></text:p>
          </draw:text-box>
        </draw:frame>
        <draw:frame draw:style-name="gr105" draw:text-style-name="P4" draw:layer="layout" svg:width="8.685cm" svg:height="0.425cm" svg:x="3.176cm" svg:y="14.201cm">
          <draw:text-box>
            <text:p text:style-name="P1"><text:span text:style-name="T11"><text:s text:c="2"/></text:span><text:span text:style-name="T11">[thr</text:span><text:span text:style-name="T11">ax-</text:span><text:span text:style-name="T11">run</text:span><text:span text:style-name="T11">] </text:span><text:span text:style-name="T11">(ru</text:span><text:span text:style-name="T11">n </text:span><text:span text:style-name="T11">thra</text:span><text:span text:style-name="T11">x to </text:span><text:span text:style-name="T11">extr</text:span><text:span text:style-name="T11">act </text:span><text:span text:style-name="T11">Hir</text:span><text:span text:style-name="T11">eo </text:span><text:span text:style-name="T11">gra</text:span><text:span text:style-name="T11">mm</text:span><text:span text:style-name="T11">ars) </text:span></text:p>
          </draw:text-box>
        </draw:frame>
        <draw:frame draw:style-name="gr103" draw:text-style-name="P4" draw:layer="layout" svg:width="13.511cm" svg:height="0.425cm" svg:x="3.176cm" svg:y="14.751cm">
          <draw:text-box>
            <text:p text:style-name="P1"><text:span text:style-name="T11">had</text:span><text:span text:style-name="T11">oop</text:span><text:span text:style-name="T11">/bin</text:span><text:span text:style-name="T11">/ha</text:span><text:span text:style-name="T11">doo</text:span><text:span text:style-name="T11">p </text:span><text:span text:style-name="T11">jar </text:span><text:span text:style-name="T11">/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t</text:span><text:span text:style-name="T11">hra</text:span><text:span text:style-name="T11">x/bi</text:span><text:span text:style-name="T11">n/t</text:span><text:span text:style-name="T11">hra</text:span><text:span text:style-name="T11">x.ja</text:span><text:span text:style-name="T11">r -D </text:span></text:p>
          </draw:text-box>
        </draw:frame>
        <draw:frame draw:style-name="gr106" draw:text-style-name="P4" draw:layer="layout" svg:width="12.918cm" svg:height="0.425cm" svg:x="3.176cm" svg:y="15.302cm">
          <draw:text-box>
            <text:p text:style-name="P1"><text:span text:style-name="T11">ma</text:span><text:span text:style-name="T11">pre</text:span><text:span text:style-name="T11">d.c</text:span><text:span text:style-name="T11">hild</text:span><text:span text:style-name="T11">.jav</text:span><text:span text:style-name="T11">a.o</text:span><text:span text:style-name="T11">pts=</text:span><text:span text:style-name="T11">'-</text:span><text:span text:style-name="T11">Xm</text:span><text:span text:style-name="T11">x2g</text:span><text:span text:style-name="T11">' -D </text:span><text:span text:style-name="T11">had</text:span><text:span text:style-name="T11">oop</text:span><text:span text:style-name="T11">.tm</text:span><text:span text:style-name="T11">p.di</text:span><text:span text:style-name="T11">r=/t</text:span><text:span text:style-name="T11">mp </text:span><text:span text:style-name="T11">thra</text:span><text:span text:style-name="T11">x-</text:span><text:span text:style-name="T11">hier</text:span><text:span text:style-name="T11">o.co</text:span><text:span text:style-name="T11">nf </text:span></text:p>
          </draw:text-box>
        </draw:frame>
        <draw:frame draw:style-name="gr107" draw:text-style-name="P4" draw:layer="layout" svg:width="12.863cm" svg:height="0.425cm" svg:x="3.176cm" svg:y="15.852cm">
          <draw:text-box>
            <text:p text:style-name="P1"><text:span text:style-name="T11">pip</text:span><text:span text:style-name="T11">elin</text:span><text:span text:style-name="T11">e-</text:span><text:span text:style-name="T11">nl-</text:span><text:span text:style-name="T11">mr-</text:span><text:span text:style-name="T11">hier</text:span><text:span text:style-name="T11">o-</text:span><text:span text:style-name="T11">_ro</text:span><text:span text:style-name="T11">ot_</text:span><text:span text:style-name="T11">mo</text:span><text:span text:style-name="T11">dels</text:span><text:span text:style-name="T11">_tes</text:span><text:span text:style-name="T11">t9 &gt; </text:span><text:span text:style-name="T11">thra</text:span><text:span text:style-name="T11">x.lo</text:span><text:span text:style-name="T11">g </text:span><text:span text:style-name="T11">2&gt;</text:span><text:span text:style-name="T11">&amp;1; </text:span><text:span text:style-name="T11">rm </text:span><text:span text:style-name="T11">-f </text:span><text:span text:style-name="T11">gra</text:span><text:span text:style-name="T11">mm</text:span><text:span text:style-name="T11">ar </text:span></text:p>
          </draw:text-box>
        </draw:frame>
        <draw:frame draw:style-name="gr108" draw:text-style-name="P4" draw:layer="layout" svg:width="8.092cm" svg:height="0.425cm" svg:x="3.176cm" svg:y="16.402cm">
          <draw:text-box>
            <text:p text:style-name="P1"><text:span text:style-name="T11">gra</text:span><text:span text:style-name="T11">mm</text:span><text:span text:style-name="T11">ar.g</text:span><text:span text:style-name="T11">z; </text:span><text:span text:style-name="T11">had</text:span><text:span text:style-name="T11">oop</text:span><text:span text:style-name="T11">/bin</text:span><text:span text:style-name="T11">/ha</text:span><text:span text:style-name="T11">doo</text:span><text:span text:style-name="T11">p fs </text:span><text:span text:style-name="T11">-get</text:span><text:span text:style-name="T11">mer</text:span><text:span text:style-name="T11">ge </text:span></text:p>
          </draw:text-box>
        </draw:frame>
        <draw:frame draw:style-name="gr109" draw:text-style-name="P4" draw:layer="layout" svg:width="10.374cm" svg:height="0.425cm" svg:x="3.176cm" svg:y="16.953cm">
          <draw:text-box>
            <text:p text:style-name="P1"><text:span text:style-name="T11">pip</text:span><text:span text:style-name="T11">elin</text:span><text:span text:style-name="T11">e-</text:span><text:span text:style-name="T11">nl-</text:span><text:span text:style-name="T11">mr-</text:span><text:span text:style-name="T11">hier</text:span><text:span text:style-name="T11">o-</text:span><text:span text:style-name="T11">_ro</text:span><text:span text:style-name="T11">ot_</text:span><text:span text:style-name="T11">mo</text:span><text:span text:style-name="T11">dels</text:span><text:span text:style-name="T11">_tes</text:span><text:span text:style-name="T11">t9/</text:span><text:span text:style-name="T11">fina</text:span><text:span text:style-name="T11">l/ </text:span><text:span text:style-name="T11">gra</text:span><text:span text:style-name="T11">mm</text:span><text:span text:style-name="T11">ar.g</text:span><text:span text:style-name="T11">z </text:span></text:p>
          </draw:text-box>
        </draw:frame>
        <draw:frame draw:style-name="gr4" draw:text-style-name="P4" draw:layer="layout" svg:width="0.422cm" svg:height="0.425cm" svg:x="3.176cm" svg:y="17.503cm">
          <draw:text-box>
            <text:p text:style-name="P1"><text:span text:style-name="T11"><text:s/></text:span></text:p>
          </draw:text-box>
        </draw:frame>
        <draw:frame draw:style-name="gr110" draw:text-style-name="P4" draw:layer="layout" svg:width="11.796cm" svg:height="0.425cm" svg:x="3.176cm" svg:y="18.053cm">
          <draw:text-box>
            <text:p text:style-name="P1"><text:span text:style-name="T11">[filt</text:span><text:span text:style-name="T11">er-</text:span><text:span text:style-name="T11">tun</text:span><text:span text:style-name="T11">e] </text:span><text:span text:style-name="T11">(yo</text:span><text:span text:style-name="T11">u </text:span><text:span text:style-name="T11">can </text:span><text:span text:style-name="T11">add </text:span><text:span text:style-name="T11">you</text:span><text:span text:style-name="T11">r </text:span><text:span text:style-name="T11">owe </text:span><text:span text:style-name="T11">gra</text:span><text:span text:style-name="T11">mm</text:span><text:span text:style-name="T11">ar </text:span><text:span text:style-name="T11">to </text:span><text:span text:style-name="T11">gra</text:span><text:span text:style-name="T11">mm</text:span><text:span text:style-name="T11">ar.fi</text:span><text:span text:style-name="T11">lter</text:span><text:span text:style-name="T11">ed.</text:span><text:span text:style-name="T11">gz) </text:span></text:p>
          </draw:text-box>
        </draw:frame>
        <draw:frame draw:style-name="gr111" draw:text-style-name="P4" draw:layer="layout" svg:width="14.764cm" svg:height="0.425cm" svg:x="3.176cm" svg:y="18.604cm">
          <draw:text-box>
            <text:p text:style-name="P1"><text:span text:style-name="T11">/</text:span><text:span text:style-name="T11">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sc</text:span><text:span text:style-name="T11">ript</text:span><text:span text:style-name="T11">s/su</text:span><text:span text:style-name="T11">ppo</text:span><text:span text:style-name="T11">rt/fi</text:span><text:span text:style-name="T11">lter</text:span><text:span text:style-name="T11">_gr</text:span><text:span text:style-name="T11">am</text:span><text:span text:style-name="T11">mar</text:span><text:span text:style-name="T11">.sh </text:span><text:span text:style-name="T11">-g </text:span><text:span text:style-name="T11">gra</text:span><text:span text:style-name="T11">mm</text:span><text:span text:style-name="T11">ar.g</text:span><text:span text:style-name="T11">z -f </text:span><text:span text:style-name="T11">-v </text:span></text:p>
          </draw:text-box>
        </draw:frame>
        <draw:frame draw:style-name="gr112" draw:text-style-name="P4" draw:layer="layout" svg:width="7.025cm" svg:height="0.425cm" svg:x="3.176cm" svg:y="19.154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nl-</text:span><text:span text:style-name="T11">mr/</text:span><text:span text:style-name="T11">dev.</text:span><text:span text:style-name="T11">nl-</text:span><text:span text:style-name="T11">mr.</text:span><text:span text:style-name="T11">nl | </text:span></text:p>
          </draw:text-box>
        </draw:frame>
        <draw:frame draw:style-name="gr113" draw:text-style-name="P4" draw:layer="layout" svg:width="13.743cm" svg:height="0.425cm" svg:x="3.176cm" svg:y="19.705cm">
          <draw:text-box>
            <text:p text:style-name="P1"><text:span text:style-name="T11">/</text:span><text:span text:style-name="T11">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sc</text:span><text:span text:style-name="T11">ript</text:span><text:span text:style-name="T11">s/tr</text:span><text:span text:style-name="T11">aini</text:span><text:span text:style-name="T11">ng/</text:span><text:span text:style-name="T11">filte</text:span><text:span text:style-name="T11">r-</text:span><text:span text:style-name="T11">rule</text:span><text:span text:style-name="T11">s.pl </text:span><text:span text:style-name="T11">-bu</text:span><text:span text:style-name="T11">s3 | </text:span><text:span text:style-name="T11">gzip </text:span><text:span text:style-name="T11">-9n </text:span><text:span text:style-name="T11">&gt; </text:span></text:p>
          </draw:text-box>
        </draw:frame>
        <draw:frame draw:style-name="gr114" draw:text-style-name="P4" draw:layer="layout" svg:width="8.845cm" svg:height="0.425cm" svg:x="3.176cm" svg:y="20.256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dat</text:span><text:span text:style-name="T11">a/t</text:span><text:span text:style-name="T11">une</text:span><text:span text:style-name="T11">/gra</text:span><text:span text:style-name="T11">mm</text:span><text:span text:style-name="T11">ar.fi</text:span><text:span text:style-name="T11">lter</text:span><text:span text:style-name="T11">ed.</text:span><text:span text:style-name="T11">gz </text:span></text:p>
          </draw:text-box>
        </draw:frame>
        <draw:frame draw:style-name="gr4" draw:text-style-name="P4" draw:layer="layout" svg:width="0.422cm" svg:height="0.425cm" svg:x="3.176cm" svg:y="20.806cm">
          <draw:text-box>
            <text:p text:style-name="P1"><text:span text:style-name="T11"><text:s text:c="3"/></text:span></text:p>
          </draw:text-box>
        </draw:frame>
        <draw:frame draw:style-name="gr4" draw:text-style-name="P4" draw:layer="layout" svg:width="0.422cm" svg:height="0.425cm" svg:x="3.176cm" svg:y="21.356cm">
          <draw:text-box>
            <text:p text:style-name="P1"><text:span text:style-name="T11"><text:s/></text:span></text:p>
          </draw:text-box>
        </draw:frame>
        <draw:frame draw:style-name="gr115" draw:text-style-name="P4" draw:layer="layout" svg:width="1.924cm" svg:height="0.425cm" svg:x="3.176cm" svg:y="21.907cm">
          <draw:text-box>
            <text:p text:style-name="P1"><text:span text:style-name="T11"><text:s text:c="2"/></text:span><text:span text:style-name="T11">[me</text:span><text:span text:style-name="T11">rt-</text:span><text:span text:style-name="T11">1] <text:s text:c="2"/></text:span></text:p>
          </draw:text-box>
        </draw:frame>
        <draw:frame draw:style-name="gr116" draw:text-style-name="P4" draw:layer="layout" svg:width="10.649cm" svg:height="0.425cm" svg:x="3.176cm" svg:y="22.457cm">
          <draw:text-box>
            <text:p text:style-name="P1"><text:span text:style-name="T11">/</text:span><text:span text:style-name="T11">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sc</text:span><text:span text:style-name="T11">ript</text:span><text:span text:style-name="T11">s/tr</text:span><text:span text:style-name="T11">aini</text:span><text:span text:style-name="T11">ng/</text:span><text:span text:style-name="T11">run</text:span><text:span text:style-name="T11">_tu</text:span><text:span text:style-name="T11">ner.</text:span><text:span text:style-name="T11">py </text:span></text:p>
          </draw:text-box>
        </draw:frame>
        <draw:frame draw:style-name="gr117" draw:text-style-name="P4" draw:layer="layout" svg:width="13.629cm" svg:height="0.425cm" svg:x="3.176cm" svg:y="23.007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nl-</text:span><text:span text:style-name="T11">mr/</text:span><text:span text:style-name="T11">dev.</text:span><text:span text:style-name="T11">nl-</text:span><text:span text:style-name="T11">mr.</text:span><text:span text:style-name="T11">nl 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nl-</text:span><text:span text:style-name="T11">mr/</text:span><text:span text:style-name="T11">dev.</text:span><text:span text:style-name="T11">nl-</text:span><text:span text:style-name="T11">mr.</text:span><text:span text:style-name="T11">mr </text:span></text:p>
          </draw:text-box>
        </draw:frame>
        <draw:frame draw:style-name="gr118" draw:text-style-name="P4" draw:layer="layout" svg:width="10.086cm" svg:height="0.425cm" svg:x="3.176cm" svg:y="23.558cm">
          <draw:text-box>
            <text:p text:style-name="P1"><text:span text:style-name="T11">--</text:span><text:span text:style-name="T11">tun</text:span><text:span text:style-name="T11">edir </text:span><text:span text:style-name="T11">/ro</text:span><text:span text:style-name="T11">ot/</text:span><text:span text:style-name="T11">mo</text:span><text:span text:style-name="T11">dels</text:span><text:span text:style-name="T11">/tes</text:span><text:span text:style-name="T11">t9/t</text:span><text:span text:style-name="T11">une </text:span><text:span text:style-name="T11">--tu</text:span><text:span text:style-name="T11">ner </text:span><text:span text:style-name="T11">me</text:span><text:span text:style-name="T11">rt </text:span><text:span text:style-name="T11">--de</text:span><text:span text:style-name="T11">cod</text:span><text:span text:style-name="T11">er </text:span></text:p>
          </draw:text-box>
        </draw:frame>
        <draw:frame draw:style-name="gr119" draw:text-style-name="P4" draw:layer="layout" svg:width="10.882cm" svg:height="0.425cm" svg:x="3.176cm" svg:y="24.108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u</text:span><text:span text:style-name="T11">ne/</text:span><text:span text:style-name="T11">dec</text:span><text:span text:style-name="T11">ode</text:span><text:span text:style-name="T11">r_c</text:span><text:span text:style-name="T11">om</text:span><text:span text:style-name="T11">ma</text:span><text:span text:style-name="T11">nd </text:span><text:span text:style-name="T11">--de</text:span><text:span text:style-name="T11">cod</text:span><text:span text:style-name="T11">er-</text:span><text:span text:style-name="T11">con</text:span><text:span text:style-name="T11">fig </text:span></text:p>
          </draw:text-box>
        </draw:frame>
        <draw:frame draw:style-name="gr120" draw:text-style-name="P4" draw:layer="layout" svg:width="10.602cm" svg:height="0.425cm" svg:x="3.176cm" svg:y="24.658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u</text:span><text:span text:style-name="T11">ne/j</text:span><text:span text:style-name="T11">osh</text:span><text:span text:style-name="T11">ua.c</text:span><text:span text:style-name="T11">onfi</text:span><text:span text:style-name="T11">g </text:span><text:span text:style-name="T11">--de</text:span><text:span text:style-name="T11">cod</text:span><text:span text:style-name="T11">er-</text:span><text:span text:style-name="T11">out</text:span><text:span text:style-name="T11">put-</text:span><text:span text:style-name="T11">file </text:span></text:p>
          </draw:text-box>
        </draw:frame>
        <draw:frame draw:style-name="gr121" draw:text-style-name="P4" draw:layer="layout" svg:width="9.908cm" svg:height="0.425cm" svg:x="3.176cm" svg:y="25.209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u</text:span><text:span text:style-name="T11">ne/</text:span><text:span text:style-name="T11">out</text:span><text:span text:style-name="T11">put.</text:span><text:span text:style-name="T11">nbe</text:span><text:span text:style-name="T11">st </text:span><text:span text:style-name="T11">--de</text:span><text:span text:style-name="T11">cod</text:span><text:span text:style-name="T11">er-</text:span><text:span text:style-name="T11">log-</text:span><text:span text:style-name="T11">file </text:span></text:p>
          </draw:text-box>
        </draw:frame>
        <draw:frame draw:style-name="gr122" draw:text-style-name="P4" draw:layer="layout" svg:width="13.104cm" svg:height="0.425cm" svg:x="3.176cm" svg:y="25.76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u</text:span><text:span text:style-name="T11">ne/j</text:span><text:span text:style-name="T11">osh</text:span><text:span text:style-name="T11">ua.l</text:span><text:span text:style-name="T11">og </text:span><text:span text:style-name="T11">--ite</text:span><text:span text:style-name="T11">rati</text:span><text:span text:style-name="T11">ons </text:span><text:span text:style-name="T11">15 </text:span><text:span text:style-name="T11">--m</text:span><text:span text:style-name="T11">etri</text:span><text:span text:style-name="T11">c </text:span><text:span text:style-name="T11">'BL</text:span><text:span text:style-name="T11">EU </text:span><text:span text:style-name="T11">4 </text:span><text:span text:style-name="T11">clos</text:span><text:span text:style-name="T11">est' </text:span></text:p>
          </draw:text-box>
        </draw:frame>
        <draw:frame draw:style-name="gr123" draw:text-style-name="P4" draw:layer="layout" svg:width="5.001cm" svg:height="0.425cm" svg:x="3.176cm" svg:y="26.31cm">
          <draw:text-box>
            <text:p text:style-name="P1"><text:span text:style-name="T11"><text:s text:c="4"/></text:span><text:span text:style-name="T11">too</text:span><text:span text:style-name="T11">k </text:span><text:span text:style-name="T11">137 </text:span><text:span text:style-name="T11">sec</text:span><text:span text:style-name="T11">ond</text:span><text:span text:style-name="T11">s </text:span><text:span text:style-name="T11">(2m</text:span><text:span text:style-name="T11">17s</text:span><text:span text:style-name="T11">) </text:span></text:p>
          </draw:text-box>
        </draw:frame>
      </draw:page>
      <draw:page draw:name="page5" draw:style-name="dp1" draw:master-page-name="master-page49">
        <draw:frame draw:style-name="gr4" draw:text-style-name="P4" draw:layer="layout" svg:width="0.422cm" svg:height="0.425cm" svg:x="3.176cm" svg:y="2.642cm">
          <draw:text-box>
            <text:p text:style-name="P1"><text:span text:style-name="T11"><text:s/></text:span></text:p>
          </draw:text-box>
        </draw:frame>
        <draw:frame draw:style-name="gr124" draw:text-style-name="P4" draw:layer="layout" svg:width="9.87cm" svg:height="0.425cm" svg:x="3.176cm" svg:y="3.193cm">
          <draw:text-box>
            <text:p text:style-name="P1"><text:span text:style-name="T11">[test</text:span><text:span text:style-name="T11">-</text:span><text:span text:style-name="T11">dec</text:span><text:span text:style-name="T11">ode</text:span><text:span text:style-name="T11">-1] </text:span><text:span text:style-name="T11">(Ge</text:span><text:span text:style-name="T11">ner</text:span><text:span text:style-name="T11">ate </text:span><text:span text:style-name="T11">the </text:span><text:span text:style-name="T11">tran</text:span><text:span text:style-name="T11">slat</text:span><text:span text:style-name="T11">e </text:span><text:span text:style-name="T11">res</text:span><text:span text:style-name="T11">ult </text:span><text:span text:style-name="T11">of </text:span><text:span text:style-name="T11">test </text:span><text:span text:style-name="T11">set) </text:span></text:p>
          </draw:text-box>
        </draw:frame>
        <draw:frame draw:style-name="gr125" draw:text-style-name="P4" draw:layer="layout" svg:width="7.787cm" svg:height="0.425cm" svg:x="3.176cm" svg:y="3.743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es</text:span><text:span text:style-name="T11">t/d</text:span><text:span text:style-name="T11">eco</text:span><text:span text:style-name="T11">der</text:span><text:span text:style-name="T11">_co</text:span><text:span text:style-name="T11">mm</text:span><text:span text:style-name="T11">and </text:span></text:p>
          </draw:text-box>
        </draw:frame>
        <draw:frame draw:style-name="gr4" draw:text-style-name="P4" draw:layer="layout" svg:width="0.422cm" svg:height="0.425cm" svg:x="3.176cm" svg:y="4.293cm">
          <draw:text-box>
            <text:p text:style-name="P1"><text:span text:style-name="T11"><text:s/></text:span></text:p>
          </draw:text-box>
        </draw:frame>
        <draw:frame draw:style-name="gr126" draw:text-style-name="P4" draw:layer="layout" svg:width="2.423cm" svg:height="0.425cm" svg:x="3.176cm" svg:y="4.844cm">
          <draw:text-box>
            <text:p text:style-name="P1"><text:span text:style-name="T11">[test</text:span><text:span text:style-name="T11">-</text:span><text:span text:style-name="T11">ble</text:span><text:span text:style-name="T11">u-1] </text:span><text:span text:style-name="T11"><text:s text:c="2"/></text:span></text:p>
          </draw:text-box>
        </draw:frame>
        <draw:frame draw:style-name="gr127" draw:text-style-name="P4" draw:layer="layout" svg:width="12.715cm" svg:height="0.425cm" svg:x="3.176cm" svg:y="5.394cm">
          <draw:text-box>
            <text:p text:style-name="P1"><text:span text:style-name="T11">/</text:span><text:span text:style-name="T11">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bi</text:span><text:span text:style-name="T11">n/bl</text:span><text:span text:style-name="T11">eu 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es</text:span><text:span text:style-name="T11">t/ou</text:span><text:span text:style-name="T11">tput </text:span></text:p>
          </draw:text-box>
        </draw:frame>
        <draw:frame draw:style-name="gr128" draw:text-style-name="P4" draw:layer="layout" svg:width="13.079cm" svg:height="0.425cm" svg:x="3.176cm" svg:y="5.944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nl-</text:span><text:span text:style-name="T11">mr/</text:span><text:span text:style-name="T11">devt</text:span><text:span text:style-name="T11">est.</text:span><text:span text:style-name="T11">nl-</text:span><text:span text:style-name="T11">mr.</text:span><text:span text:style-name="T11">mr </text:span><text:span text:style-name="T11">&gt; </text:span><text:span text:style-name="T11">/ro</text:span><text:span text:style-name="T11">ot/</text:span><text:span text:style-name="T11">mo</text:span><text:span text:style-name="T11">dels</text:span><text:span text:style-name="T11">/tes</text:span><text:span text:style-name="T11">t9/t</text:span><text:span text:style-name="T11">est/</text:span><text:span text:style-name="T11">ble</text:span><text:span text:style-name="T11">u </text:span></text:p>
          </draw:text-box>
        </draw:frame>
        <draw:frame draw:style-name="gr4" draw:text-style-name="P4" draw:layer="layout" svg:width="0.422cm" svg:height="0.425cm" svg:x="3.176cm" svg:y="6.495cm">
          <draw:text-box>
            <text:p text:style-name="P1"><text:span text:style-name="T11"><text:s/></text:span></text:p>
          </draw:text-box>
        </draw:frame>
        <draw:frame draw:style-name="gr129" draw:text-style-name="P4" draw:layer="layout" svg:width="14.476cm" svg:height="0.425cm" svg:x="3.176cm" svg:y="7.045cm">
          <draw:text-box>
            <text:p text:style-name="P1"><text:span text:style-name="T11">[an</text:span><text:span text:style-name="T11">alyz</text:span><text:span text:style-name="T11">e-</text:span><text:span text:style-name="T11">test-</text:span><text:span text:style-name="T11">1]</text:span><text:span text:style-name="T11">(Ge</text:span><text:span text:style-name="T11">ner</text:span><text:span text:style-name="T11">ate </text:span><text:span text:style-name="T11">the </text:span><text:span text:style-name="T11">tran</text:span><text:span text:style-name="T11">slat</text:span><text:span text:style-name="T11">e </text:span><text:span text:style-name="T11">ana</text:span><text:span text:style-name="T11">lysis </text:span><text:span text:style-name="T11">of </text:span><text:span text:style-name="T11">test </text:span><text:span text:style-name="T11">set, </text:span><text:span text:style-name="T11">wit</text:span><text:span text:style-name="T11">h </text:span><text:span text:style-name="T11">BLE</text:span><text:span text:style-name="T11">U </text:span><text:span text:style-name="T11">scor</text:span><text:span text:style-name="T11">e of </text:span><text:span text:style-name="T11">eve</text:span><text:span text:style-name="T11">ry </text:span></text:p>
          </draw:text-box>
        </draw:frame>
        <draw:frame draw:style-name="gr130" draw:text-style-name="P4" draw:layer="layout" svg:width="1.784cm" svg:height="0.425cm" svg:x="3.176cm" svg:y="7.595cm">
          <draw:text-box>
            <text:p text:style-name="P1"><text:span text:style-name="T11">sent</text:span><text:span text:style-name="T11">enc</text:span><text:span text:style-name="T11">e) </text:span></text:p>
          </draw:text-box>
        </draw:frame>
        <draw:frame draw:style-name="gr131" draw:text-style-name="P4" draw:layer="layout" svg:width="13.003cm" svg:height="0.425cm" svg:x="3.176cm" svg:y="8.146cm">
          <draw:text-box>
            <text:p text:style-name="P1"><text:span text:style-name="T11">/</text:span><text:span text:style-name="T11">ho</text:span><text:span text:style-name="T11">me</text:span><text:span text:style-name="T11">/zh</text:span><text:span text:style-name="T11">anw</text:span><text:span text:style-name="T11">ang</text:span><text:span text:style-name="T11">/jos</text:span><text:span text:style-name="T11">hua</text:span><text:span text:style-name="T11">-</text:span><text:span text:style-name="T11">6.0.</text:span><text:span text:style-name="T11">5/sc</text:span><text:span text:style-name="T11">ript</text:span><text:span text:style-name="T11">s/a</text:span><text:span text:style-name="T11">naly</text:span><text:span text:style-name="T11">sis/</text:span><text:span text:style-name="T11">sent</text:span><text:span text:style-name="T11">enc</text:span><text:span text:style-name="T11">e-</text:span><text:span text:style-name="T11">by-</text:span><text:span text:style-name="T11">sent</text:span><text:span text:style-name="T11">enc</text:span><text:span text:style-name="T11">e.pl </text:span><text:span text:style-name="T11">-s </text:span></text:p>
          </draw:text-box>
        </draw:frame>
        <draw:frame draw:style-name="gr132" draw:text-style-name="P4" draw:layer="layout" svg:width="7.796cm" svg:height="0.425cm" svg:x="3.176cm" svg:y="8.697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nl-</text:span><text:span text:style-name="T11">mr/</text:span><text:span text:style-name="T11">devt</text:span><text:span text:style-name="T11">est.</text:span><text:span text:style-name="T11">nl-</text:span><text:span text:style-name="T11">mr.</text:span><text:span text:style-name="T11">nl </text:span><text:span text:style-name="T11">-r </text:span></text:p>
          </draw:text-box>
        </draw:frame>
        <draw:frame draw:style-name="gr133" draw:text-style-name="P4" draw:layer="layout" svg:width="13.498cm" svg:height="0.425cm" svg:x="3.176cm" svg:y="9.247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nl-</text:span><text:span text:style-name="T11">mr/</text:span><text:span text:style-name="T11">devt</text:span><text:span text:style-name="T11">est.</text:span><text:span text:style-name="T11">nl-</text:span><text:span text:style-name="T11">mr.</text:span><text:span text:style-name="T11">mr </text:span><text:span text:style-name="T11">/ro</text:span><text:span text:style-name="T11">ot/</text:span><text:span text:style-name="T11">mo</text:span><text:span text:style-name="T11">dels</text:span><text:span text:style-name="T11">/tes</text:span><text:span text:style-name="T11">t9/t</text:span><text:span text:style-name="T11">est/</text:span><text:span text:style-name="T11">out</text:span><text:span text:style-name="T11">put </text:span><text:span text:style-name="T11">&gt; </text:span></text:p>
          </draw:text-box>
        </draw:frame>
        <draw:frame draw:style-name="gr120" draw:text-style-name="P4" draw:layer="layout" svg:width="10.602cm" svg:height="0.425cm" svg:x="3.176cm" svg:y="9.798cm">
          <draw:text-box>
            <text:p text:style-name="P1"><text:span text:style-name="T11">/</text:span><text:span text:style-name="T11">root</text:span><text:span text:style-name="T11">/m</text:span><text:span text:style-name="T11">ode</text:span><text:span text:style-name="T11">ls/t</text:span><text:span text:style-name="T11">est9</text:span><text:span text:style-name="T11">/tes</text:span><text:span text:style-name="T11">t/an</text:span><text:span text:style-name="T11">alys</text:span><text:span text:style-name="T11">is/s</text:span><text:span text:style-name="T11">ent</text:span><text:span text:style-name="T11">enc</text:span><text:span text:style-name="T11">e-</text:span><text:span text:style-name="T11">by-</text:span><text:span text:style-name="T11">sent</text:span><text:span text:style-name="T11">enc</text:span><text:span text:style-name="T11">e.ht</text:span><text:span text:style-name="T11">ml </text:span></text:p>
          </draw:text-box>
        </draw:frame>
        <draw:frame draw:style-name="gr4" draw:text-style-name="P4" draw:layer="layout" svg:width="0.422cm" svg:height="0.425cm" svg:x="3.176cm" svg:y="10.348cm">
          <draw:text-box>
            <text:p text:style-name="P1"><text:span text:style-name="T11"><text:s/></text:span></text:p>
          </draw:text-box>
        </draw:frame>
        <draw:frame draw:style-name="gr134" draw:text-style-name="P4" draw:layer="layout" svg:width="2.555cm" svg:height="0.425cm" svg:x="3.176cm" svg:y="10.898cm">
          <draw:text-box>
            <text:p text:style-name="P1"><text:span text:style-name="T4">[ab</text:span><text:span text:style-name="T4">out </text:span><text:span text:style-name="T4">WA</text:span><text:span text:style-name="T4">SP] </text:span></text:p>
          </draw:text-box>
        </draw:frame>
        <draw:frame draw:style-name="gr135" draw:text-style-name="P4" draw:layer="layout" svg:width="13.384cm" svg:height="0.425cm" svg:x="3.176cm" svg:y="11.449cm">
          <draw:text-box>
            <text:p text:style-name="P1"><text:span text:style-name="T11">Rew</text:span><text:span text:style-name="T11">rite </text:span><text:span text:style-name="T11">two </text:span><text:span text:style-name="T11">met</text:span><text:span text:style-name="T11">hod</text:span><text:span text:style-name="T11">s in </text:span><text:span text:style-name="T11">WA</text:span><text:span text:style-name="T11">SP, </text:span><text:span text:style-name="T11">one </text:span><text:span text:style-name="T11">for </text:span><text:span text:style-name="T11">extr</text:span><text:span text:style-name="T11">act </text:span><text:span text:style-name="T11">cor</text:span><text:span text:style-name="T11">pus </text:span><text:span text:style-name="T11">fro</text:span><text:span text:style-name="T11">m </text:span><text:span text:style-name="T11">FU</text:span><text:span text:style-name="T11">NQ</text:span><text:span text:style-name="T11">L </text:span><text:span text:style-name="T11">Geo</text:span><text:span text:style-name="T11">que</text:span><text:span text:style-name="T11">ry, </text:span></text:p>
          </draw:text-box>
        </draw:frame>
        <draw:frame draw:style-name="gr136" draw:text-style-name="P4" draw:layer="layout" svg:width="7.986cm" svg:height="0.425cm" svg:x="3.176cm" svg:y="11.999cm">
          <draw:text-box>
            <text:p text:style-name="P1"><text:span text:style-name="T11">ano</text:span><text:span text:style-name="T11">the</text:span><text:span text:style-name="T11">r in </text:span><text:span text:style-name="T11">par</text:span><text:span text:style-name="T11">ser </text:span><text:span text:style-name="T11">eval</text:span><text:span text:style-name="T11">uati</text:span><text:span text:style-name="T11">on </text:span><text:span text:style-name="T11">mo</text:span><text:span text:style-name="T11">dul</text:span><text:span text:style-name="T11">e in </text:span><text:span text:style-name="T11">WA</text:span><text:span text:style-name="T11">SP. </text:span></text:p>
          </draw:text-box>
        </draw:frame>
        <draw:frame draw:style-name="gr3" draw:text-style-name="P3" draw:layer="layout" svg:width="0.372cm" svg:height="0.374cm" svg:x="3.176cm" svg:y="12.571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22cm" svg:height="0.425cm" svg:x="3.176cm" svg:y="13.1cm">
          <draw:text-box>
            <text:p text:style-name="P1"><text:span text:style-name="T11"><text:s/></text:span></text:p>
          </draw:text-box>
        </draw:frame>
        <draw:frame draw:style-name="gr137" draw:text-style-name="P5" draw:layer="layout" svg:width="2.364cm" svg:height="0.497cm" svg:x="3.176cm" svg:y="13.897cm">
          <draw:text-box>
            <text:p text:style-name="P1"><text:span text:style-name="T5">Ref</text:span><text:span text:style-name="T5">ere</text:span><text:span text:style-name="T5">nc</text:span><text:span text:style-name="T5">es </text:span></text:p>
          </draw:text-box>
        </draw:frame>
        <draw:frame draw:style-name="gr4" draw:text-style-name="P4" draw:layer="layout" svg:width="0.422cm" svg:height="0.425cm" svg:x="3.176cm" svg:y="14.751cm">
          <draw:text-box>
            <text:p text:style-name="P1"><text:span text:style-name="T4"><text:s/></text:span></text:p>
          </draw:text-box>
        </draw:frame>
        <draw:frame draw:style-name="gr138" draw:text-style-name="P4" draw:layer="layout" svg:width="13.574cm" svg:height="0.471cm" svg:x="3.176cm" svg:y="15.246cm">
          <draw:text-box>
            <text:p text:style-name="P1"><text:span text:style-name="T12">Da</text:span><text:span text:style-name="T12">vid </text:span><text:span text:style-name="T12">Chi</text:span><text:span text:style-name="T12">ang </text:span><text:span text:style-name="T12">(20</text:span><text:span text:style-name="T12">05). </text:span><text:span text:style-name="T12">A </text:span><text:span text:style-name="T12">hier</text:span><text:span text:style-name="T12">arc</text:span><text:span text:style-name="T12">hica</text:span><text:span text:style-name="T12">l </text:span><text:span text:style-name="T12">phr</text:span><text:span text:style-name="T12">ase-</text:span><text:span text:style-name="T12">bas</text:span><text:span text:style-name="T12">ed </text:span><text:span text:style-name="T12">mo</text:span><text:span text:style-name="T12">del </text:span><text:span text:style-name="T12">for </text:span><text:span text:style-name="T12">stati</text:span><text:span text:style-name="T12">stic</text:span><text:span text:style-name="T12">al </text:span><text:span text:style-name="T12">mac</text:span><text:span text:style-name="T12">hin</text:span><text:span text:style-name="T12">e </text:span></text:p>
          </draw:text-box>
        </draw:frame>
        <draw:frame draw:style-name="gr139" draw:text-style-name="P4" draw:layer="layout" svg:width="13.214cm" svg:height="0.471cm" svg:x="3.176cm" svg:y="15.797cm">
          <draw:text-box>
            <text:p text:style-name="P1"><text:span text:style-name="T12">tran</text:span><text:span text:style-name="T12">slati</text:span><text:span text:style-name="T12">on. </text:span><text:span text:style-name="T12">In </text:span><text:span text:style-name="T13">Pro</text:span><text:span text:style-name="T13">cee</text:span><text:span text:style-name="T13">din</text:span><text:span text:style-name="T13">gs </text:span><text:span text:style-name="T13">of </text:span><text:span text:style-name="T13">the </text:span><text:span text:style-name="T13">43n</text:span><text:span text:style-name="T13">d </text:span><text:span text:style-name="T13">Ann</text:span><text:span text:style-name="T13">ual </text:span><text:span text:style-name="T13">Me</text:span><text:span text:style-name="T13">etin</text:span><text:span text:style-name="T13">g of </text:span><text:span text:style-name="T13">the </text:span><text:span text:style-name="T13">Ass</text:span><text:span text:style-name="T13">oci</text:span><text:span text:style-name="T13">atio</text:span><text:span text:style-name="T13">n </text:span><text:span text:style-name="T13">for </text:span></text:p>
          </draw:text-box>
        </draw:frame>
        <draw:frame draw:style-name="gr140" draw:text-style-name="P4" draw:layer="layout" svg:width="11.919cm" svg:height="0.471cm" svg:x="3.176cm" svg:y="16.347cm">
          <draw:text-box>
            <text:p text:style-name="P1"><text:span text:style-name="T13">Co</text:span><text:span text:style-name="T13">mp</text:span><text:span text:style-name="T13">utat</text:span><text:span text:style-name="T13">ion</text:span><text:span text:style-name="T13">al </text:span><text:span text:style-name="T13">Lin</text:span><text:span text:style-name="T13">guis</text:span><text:span text:style-name="T13">tics </text:span><text:span text:style-name="T13">(AC</text:span><text:span text:style-name="T13">L-</text:span><text:span text:style-name="T13">200</text:span><text:span text:style-name="T13">5)</text:span><text:span text:style-name="T12">, </text:span><text:span text:style-name="T12">pp. </text:span><text:span text:style-name="T12">263</text:span><text:span text:style-name="T12">–</text:span><text:span text:style-name="T12">270</text:span><text:span text:style-name="T12">. </text:span><text:span text:style-name="T12">An</text:span><text:span text:style-name="T12">n </text:span><text:span text:style-name="T12">Arb</text:span><text:span text:style-name="T12">or, </text:span><text:span text:style-name="T12">MI. </text:span></text:p>
          </draw:text-box>
        </draw:frame>
        <draw:frame draw:style-name="gr141" draw:text-style-name="P4" draw:layer="layout" svg:width="0.422cm" svg:height="0.471cm" svg:x="3.176cm" svg:y="16.897cm">
          <draw:text-box>
            <text:p text:style-name="P1"><text:span text:style-name="T12"><text:s/></text:span></text:p>
          </draw:text-box>
        </draw:frame>
        <draw:frame draw:style-name="gr142" draw:text-style-name="P4" draw:layer="layout" svg:width="14.103cm" svg:height="0.471cm" svg:x="3.176cm" svg:y="17.448cm">
          <draw:text-box>
            <text:p text:style-name="P1"><text:span text:style-name="T12">Y. </text:span><text:span text:style-name="T12">W. </text:span><text:span text:style-name="T12">Wo</text:span><text:span text:style-name="T12">ng </text:span><text:span text:style-name="T12">and </text:span><text:span text:style-name="T12">R. </text:span><text:span text:style-name="T12">J. </text:span><text:span text:style-name="T12">Mo</text:span><text:span text:style-name="T12">one</text:span><text:span text:style-name="T12">y. </text:span><text:span text:style-name="T12">200</text:span><text:span text:style-name="T12">6. </text:span><text:span text:style-name="T12">Lea</text:span><text:span text:style-name="T12">rnin</text:span><text:span text:style-name="T12">g </text:span><text:span text:style-name="T12">for </text:span><text:span text:style-name="T12">sem</text:span><text:span text:style-name="T12">anti</text:span><text:span text:style-name="T12">c </text:span><text:span text:style-name="T12">pars</text:span><text:span text:style-name="T12">ing </text:span><text:span text:style-name="T12">wit</text:span><text:span text:style-name="T12">h </text:span><text:span text:style-name="T12">stati</text:span><text:span text:style-name="T12">stic</text:span><text:span text:style-name="T12">al </text:span></text:p>
          </draw:text-box>
        </draw:frame>
        <draw:frame draw:style-name="gr143" draw:text-style-name="P4" draw:layer="layout" svg:width="14.052cm" svg:height="0.471cm" svg:x="3.176cm" svg:y="17.998cm">
          <draw:text-box>
            <text:p text:style-name="P1"><text:span text:style-name="T12">mac</text:span><text:span text:style-name="T12">hin</text:span><text:span text:style-name="T12">e </text:span><text:span text:style-name="T12">tran</text:span><text:span text:style-name="T12">slati</text:span><text:span text:style-name="T12">on. </text:span><text:span text:style-name="T12">In </text:span><text:span text:style-name="T12">Pro</text:span><text:span text:style-name="T12">c. </text:span><text:span text:style-name="T12">of </text:span><text:span text:style-name="T12">HL</text:span><text:span text:style-name="T12">T/N</text:span><text:span text:style-name="T12">AA</text:span><text:span text:style-name="T12">CL-</text:span><text:span text:style-name="T12">06, </text:span><text:span text:style-name="T12">pag</text:span><text:span text:style-name="T12">es </text:span><text:span text:style-name="T12">439</text:span><text:span text:style-name="T12">–</text:span><text:span text:style-name="T12">446</text:span><text:span text:style-name="T12">, </text:span><text:span text:style-name="T12">Ne</text:span><text:span text:style-name="T12">w </text:span><text:span text:style-name="T12">Yor</text:span><text:span text:style-name="T12">k </text:span><text:span text:style-name="T12">City</text:span><text:span text:style-name="T12">, </text:span></text:p>
          </draw:text-box>
        </draw:frame>
        <draw:frame draw:style-name="gr144" draw:text-style-name="P4" draw:layer="layout" svg:width="0.768cm" svg:height="0.471cm" svg:x="3.176cm" svg:y="18.548cm">
          <draw:text-box>
            <text:p text:style-name="P1"><text:span text:style-name="T12">NY. </text:span></text:p>
          </draw:text-box>
        </draw:frame>
        <draw:frame draw:style-name="gr141" draw:text-style-name="P4" draw:layer="layout" svg:width="0.422cm" svg:height="0.471cm" svg:x="3.176cm" svg:y="19.099cm">
          <draw:text-box>
            <text:p text:style-name="P1"><text:span text:style-name="T12"><text:s/></text:span></text:p>
          </draw:text-box>
        </draw:frame>
        <draw:frame draw:style-name="gr145" draw:text-style-name="P4" draw:layer="layout" svg:width="13.379cm" svg:height="0.471cm" svg:x="3.176cm" svg:y="19.65cm">
          <draw:text-box>
            <text:p text:style-name="P1"><text:span text:style-name="T12">Phil</text:span><text:span text:style-name="T12">ipp </text:span><text:span text:style-name="T12">Ko</text:span><text:span text:style-name="T12">ehn</text:span><text:span text:style-name="T12">, </text:span><text:span text:style-name="T12">Hie</text:span><text:span text:style-name="T12">u </text:span><text:span text:style-name="T12">Ho</text:span><text:span text:style-name="T12">ang</text:span><text:span text:style-name="T12">, </text:span><text:span text:style-name="T12">Ale</text:span><text:span text:style-name="T12">xan</text:span><text:span text:style-name="T12">dra </text:span><text:span text:style-name="T12">Bir</text:span><text:span text:style-name="T12">ch, </text:span><text:span text:style-name="T12">Chr</text:span><text:span text:style-name="T12">is </text:span><text:span text:style-name="T12">Call</text:span><text:span text:style-name="T12">ison</text:span><text:span text:style-name="T12">-</text:span><text:span text:style-name="T12">Bur</text:span><text:span text:style-name="T12">ch, </text:span><text:span text:style-name="T12">Mar</text:span><text:span text:style-name="T12">cell</text:span><text:span text:style-name="T12">o </text:span></text:p>
          </draw:text-box>
        </draw:frame>
        <draw:frame draw:style-name="gr146" draw:text-style-name="P4" draw:layer="layout" svg:width="13.824cm" svg:height="0.471cm" svg:x="3.176cm" svg:y="20.2cm">
          <draw:text-box>
            <text:p text:style-name="P1"><text:span text:style-name="T12">Fed</text:span><text:span text:style-name="T12">eric</text:span><text:span text:style-name="T12">o, </text:span><text:span text:style-name="T12">Nic</text:span><text:span text:style-name="T12">ola </text:span><text:span text:style-name="T12">Ber</text:span><text:span text:style-name="T12">told</text:span><text:span text:style-name="T12">i, </text:span><text:span text:style-name="T12">Bro</text:span><text:span text:style-name="T12">oke </text:span><text:span text:style-name="T12">Co</text:span><text:span text:style-name="T12">wa</text:span><text:span text:style-name="T12">n, </text:span><text:span text:style-name="T12">Wa</text:span><text:span text:style-name="T12">de </text:span><text:span text:style-name="T12">She</text:span><text:span text:style-name="T12">n, </text:span><text:span text:style-name="T12">Chr</text:span><text:span text:style-name="T12">istin</text:span><text:span text:style-name="T12">e </text:span><text:span text:style-name="T12">Mo</text:span><text:span text:style-name="T12">ran, </text:span><text:span text:style-name="T12">Ric</text:span><text:span text:style-name="T12">har</text:span><text:span text:style-name="T12">d </text:span></text:p>
          </draw:text-box>
        </draw:frame>
        <draw:frame draw:style-name="gr147" draw:text-style-name="P4" draw:layer="layout" svg:width="14.057cm" svg:height="0.471cm" svg:x="3.176cm" svg:y="20.751cm">
          <draw:text-box>
            <text:p text:style-name="P1"><text:span text:style-name="T12">Zen</text:span><text:span text:style-name="T12">s, </text:span><text:span text:style-name="T12">Chr</text:span><text:span text:style-name="T12">is </text:span><text:span text:style-name="T12">Dy</text:span><text:span text:style-name="T12">er, </text:span><text:span text:style-name="T12">On</text:span><text:span text:style-name="T12">drej </text:span><text:span text:style-name="T12">Boj</text:span><text:span text:style-name="T12">ar, </text:span><text:span text:style-name="T12">Ale</text:span><text:span text:style-name="T12">xan</text:span><text:span text:style-name="T12">dra </text:span><text:span text:style-name="T12">Co</text:span><text:span text:style-name="T12">nsta</text:span><text:span text:style-name="T12">ntin</text:span><text:span text:style-name="T12">, </text:span><text:span text:style-name="T12">Eva</text:span><text:span text:style-name="T12">n </text:span><text:span text:style-name="T12">Her</text:span><text:span text:style-name="T12">bst, </text:span><text:span text:style-name="T12">Mo</text:span><text:span text:style-name="T12">ses: </text:span><text:span text:style-name="T12">Op</text:span><text:span text:style-name="T12">en </text:span></text:p>
          </draw:text-box>
        </draw:frame>
        <draw:frame draw:style-name="gr148" draw:text-style-name="P4" draw:layer="layout" svg:width="12.588cm" svg:height="0.471cm" svg:x="3.176cm" svg:y="21.301cm">
          <draw:text-box>
            <text:p text:style-name="P1"><text:span text:style-name="T12">Sou</text:span><text:span text:style-name="T12">rce </text:span><text:span text:style-name="T12">Too</text:span><text:span text:style-name="T12">lkit </text:span><text:span text:style-name="T12">for </text:span><text:span text:style-name="T12">Stat</text:span><text:span text:style-name="T12">istic</text:span><text:span text:style-name="T12">al </text:span><text:span text:style-name="T12">Ma</text:span><text:span text:style-name="T12">chi</text:span><text:span text:style-name="T12">ne </text:span><text:span text:style-name="T12">Tra</text:span><text:span text:style-name="T12">nsla</text:span><text:span text:style-name="T12">tion</text:span><text:span text:style-name="T12">, </text:span><text:span text:style-name="T12">An</text:span><text:span text:style-name="T12">nua</text:span><text:span text:style-name="T12">l </text:span><text:span text:style-name="T12">Me</text:span><text:span text:style-name="T12">etin</text:span><text:span text:style-name="T12">g of </text:span><text:span text:style-name="T12">the </text:span></text:p>
          </draw:text-box>
        </draw:frame>
        <draw:frame draw:style-name="gr149" draw:text-style-name="P4" draw:layer="layout" svg:width="14.002cm" svg:height="0.471cm" svg:x="3.176cm" svg:y="21.851cm">
          <draw:text-box>
            <text:p text:style-name="P1"><text:span text:style-name="T12">Ass</text:span><text:span text:style-name="T12">ocia</text:span><text:span text:style-name="T12">tion </text:span><text:span text:style-name="T12">for </text:span><text:span text:style-name="T12">Co</text:span><text:span text:style-name="T12">mp</text:span><text:span text:style-name="T12">utat</text:span><text:span text:style-name="T12">ion</text:span><text:span text:style-name="T12">al </text:span><text:span text:style-name="T12">Lin</text:span><text:span text:style-name="T12">guis</text:span><text:span text:style-name="T12">tics </text:span><text:span text:style-name="T12">(A</text:span><text:span text:style-name="T12">CL)</text:span><text:span text:style-name="T12">, </text:span><text:span text:style-name="T12">de</text:span><text:span text:style-name="T12">mo</text:span><text:span text:style-name="T12">nstr</text:span><text:span text:style-name="T12">atio</text:span><text:span text:style-name="T12">n </text:span><text:span text:style-name="T12">sess</text:span><text:span text:style-name="T12">ion, </text:span><text:span text:style-name="T12">Pra</text:span><text:span text:style-name="T12">gue</text:span><text:span text:style-name="T12">, </text:span></text:p>
          </draw:text-box>
        </draw:frame>
        <draw:frame draw:style-name="gr150" draw:text-style-name="P4" draw:layer="layout" svg:width="4.841cm" svg:height="0.471cm" svg:x="3.176cm" svg:y="22.402cm">
          <draw:text-box>
            <text:p text:style-name="P1"><text:span text:style-name="T12">Cze</text:span><text:span text:style-name="T12">ch </text:span><text:span text:style-name="T12">Rep</text:span><text:span text:style-name="T12">ubli</text:span><text:span text:style-name="T12">c, </text:span><text:span text:style-name="T12">Jun</text:span><text:span text:style-name="T12">e </text:span><text:span text:style-name="T12">200</text:span><text:span text:style-name="T12">7. </text:span></text:p>
          </draw:text-box>
        </draw:frame>
        <draw:frame draw:style-name="gr141" draw:text-style-name="P4" draw:layer="layout" svg:width="0.422cm" svg:height="0.471cm" svg:x="3.176cm" svg:y="22.952cm">
          <draw:text-box>
            <text:p text:style-name="P1"><text:span text:style-name="T12"><text:s/></text:span></text:p>
          </draw:text-box>
        </draw:frame>
        <draw:frame draw:style-name="gr141" draw:text-style-name="P4" draw:layer="layout" svg:width="0.422cm" svg:height="0.471cm" svg:x="3.176cm" svg:y="23.502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3.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9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4T00:02:15.079367778</dc:date>
    <meta:editing-duration>PT1M18S</meta:editing-duration>
    <meta:editing-cycles>2</meta:editing-cycles>
    <meta:generator>LibreOffice/5.1.6.2$Linux_X86_64 LibreOffice_project/10m0$Build-2</meta:generator>
    <meta:document-statistic meta:object-count="222"/>
  </office:meta>
</office:document-meta>
</file>